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00ffff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svg:stroke-color="#00ffff" draw:stroke-linejoin="round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119cm" svg:height="0.139cm" svg:x="5.376cm" svg:y="7.159cm" svg:viewBox="0 0 120 140" draw:points="0,0 120,0 120,140 0,140">
          <text:p/>
        </draw:polygon>
        <draw:polygon draw:style-name="gr1" draw:text-style-name="P1" draw:layer="layout" svg:width="0.119cm" svg:height="0.139cm" svg:x="5.186cm" svg:y="7.159cm" svg:viewBox="0 0 120 140" draw:points="0,0 120,0 120,140 0,140">
          <text:p/>
        </draw:polygon>
        <draw:polygon draw:style-name="gr1" draw:text-style-name="P1" draw:layer="layout" svg:width="0.119cm" svg:height="0.139cm" svg:x="8.297cm" svg:y="7.158cm" svg:viewBox="0 0 120 140" draw:points="0,0 120,0 120,140 0,140">
          <text:p/>
        </draw:polygon>
        <draw:polygon draw:style-name="gr1" draw:text-style-name="P1" draw:layer="layout" svg:width="0.119cm" svg:height="0.139cm" svg:x="8.487cm" svg:y="7.158cm" svg:viewBox="0 0 120 140" draw:points="0,0 120,0 120,140 0,140">
          <text:p/>
        </draw:polygon>
        <draw:polygon draw:style-name="gr1" draw:text-style-name="P1" draw:layer="layout" svg:width="0.138cm" svg:height="0.118cm" svg:x="4.938cm" svg:y="8.342cm" svg:viewBox="0 0 139 119" draw:points="0,0 139,0 139,119 0,119">
          <text:p/>
        </draw:polygon>
        <draw:polygon draw:style-name="gr1" draw:text-style-name="P1" draw:layer="layout" svg:width="0.138cm" svg:height="0.118cm" svg:x="4.938cm" svg:y="8.532cm" svg:viewBox="0 0 139 119" draw:points="0,0 139,0 139,119 0,119">
          <text:p/>
        </draw:polygon>
        <draw:polygon draw:style-name="gr1" draw:text-style-name="P1" draw:layer="layout" svg:width="0.129cm" svg:height="0.274cm" svg:x="8.022cm" svg:y="8.915cm" svg:viewBox="0 0 130 275" draw:points="0,0 130,0 130,275 0,275">
          <text:p/>
        </draw:polygon>
        <draw:polygon draw:style-name="gr1" draw:text-style-name="P1" draw:layer="layout" svg:width="0.129cm" svg:height="0.274cm" svg:x="8.022cm" svg:y="9.395cm" svg:viewBox="0 0 130 275" draw:points="0,0 130,0 130,275 0,275">
          <text:p/>
        </draw:polygon>
        <draw:polygon draw:style-name="gr1" draw:text-style-name="P1" draw:layer="layout" svg:width="0.139cm" svg:height="0.119cm" svg:x="8.493cm" svg:y="9.183cm" svg:viewBox="0 0 140 120" draw:points="0,0 140,0 140,120 0,120">
          <text:p/>
        </draw:polygon>
        <draw:polygon draw:style-name="gr1" draw:text-style-name="P1" draw:layer="layout" svg:width="0.139cm" svg:height="0.119cm" svg:x="8.493cm" svg:y="8.993cm" svg:viewBox="0 0 140 120" draw:points="0,0 140,0 140,120 0,120">
          <text:p/>
        </draw:polygon>
        <draw:polygon draw:style-name="gr1" draw:text-style-name="P1" draw:layer="layout" svg:width="0.138cm" svg:height="0.119cm" svg:x="8.541cm" svg:y="8.183cm" svg:viewBox="0 0 139 120" draw:points="0,0 139,0 139,120 0,120">
          <text:p/>
        </draw:polygon>
        <draw:polygon draw:style-name="gr1" draw:text-style-name="P1" draw:layer="layout" svg:width="0.138cm" svg:height="0.119cm" svg:x="8.541cm" svg:y="7.993cm" svg:viewBox="0 0 139 120" draw:points="0,0 139,0 139,120 0,120">
          <text:p/>
        </draw:polygon>
        <draw:polygon draw:style-name="gr1" draw:text-style-name="P1" draw:layer="layout" svg:width="0.129cm" svg:height="0.214cm" svg:x="7.418cm" svg:y="7.865cm" svg:viewBox="0 0 130 215" draw:points="0,0 130,0 130,215 0,215">
          <text:p/>
        </draw:polygon>
        <draw:polygon draw:style-name="gr1" draw:text-style-name="P1" draw:layer="layout" svg:width="0.129cm" svg:height="0.214cm" svg:x="7.418cm" svg:y="8.205cm" svg:viewBox="0 0 130 215" draw:points="0,0 130,0 130,215 0,215">
          <text:p/>
        </draw:polygon>
        <draw:polygon draw:style-name="gr1" draw:text-style-name="P1" draw:layer="layout" svg:width="0.129cm" svg:height="0.274cm" svg:x="9.022cm" svg:y="7.788cm" svg:viewBox="0 0 130 275" draw:points="0,0 130,0 130,275 0,275">
          <text:p/>
        </draw:polygon>
        <draw:polygon draw:style-name="gr1" draw:text-style-name="P1" draw:layer="layout" svg:width="0.129cm" svg:height="0.274cm" svg:x="9.022cm" svg:y="8.268cm" svg:viewBox="0 0 130 275" draw:points="0,0 130,0 130,275 0,275">
          <text:p/>
        </draw:polygon>
        <draw:polygon draw:style-name="gr1" draw:text-style-name="P1" draw:layer="layout" svg:width="0.119cm" svg:height="0.139cm" svg:x="9.456cm" svg:y="7.887cm" svg:viewBox="0 0 120 140" draw:points="0,0 120,0 120,140 0,140">
          <text:p/>
        </draw:polygon>
        <draw:polygon draw:style-name="gr1" draw:text-style-name="P1" draw:layer="layout" svg:width="0.119cm" svg:height="0.139cm" svg:x="9.646cm" svg:y="7.887cm" svg:viewBox="0 0 120 140" draw:points="0,0 120,0 120,140 0,140">
          <text:p/>
        </draw:polygon>
        <draw:polygon draw:style-name="gr1" draw:text-style-name="P1" draw:layer="layout" svg:width="0.149cm" svg:height="0.329cm" svg:x="8.79cm" svg:y="9.872cm" svg:viewBox="0 0 150 330" draw:points="0,0 150,0 150,330 0,330">
          <text:p/>
        </draw:polygon>
        <draw:polygon draw:style-name="gr1" draw:text-style-name="P1" draw:layer="layout" svg:width="0.149cm" svg:height="0.329cm" svg:x="9.2cm" svg:y="9.872cm" svg:viewBox="0 0 150 330" draw:points="0,0 150,0 150,330 0,330">
          <text:p/>
        </draw:polygon>
        <draw:polygon draw:style-name="gr1" draw:text-style-name="P1" draw:layer="layout" svg:width="0.119cm" svg:height="0.138cm" svg:x="5.44cm" svg:y="11.936cm" svg:viewBox="0 0 120 139" draw:points="0,0 120,0 120,139 0,139">
          <text:p/>
        </draw:polygon>
        <draw:polygon draw:style-name="gr1" draw:text-style-name="P1" draw:layer="layout" svg:width="0.119cm" svg:height="0.138cm" svg:x="5.63cm" svg:y="11.936cm" svg:viewBox="0 0 120 139" draw:points="0,0 120,0 120,139 0,139">
          <text:p/>
        </draw:polygon>
        <draw:polygon draw:style-name="gr1" draw:text-style-name="P1" draw:layer="layout" svg:width="0.119cm" svg:height="0.139cm" svg:x="5.233cm" svg:y="11.729cm" svg:viewBox="0 0 120 140" draw:points="0,0 120,0 120,140 0,140">
          <text:p/>
        </draw:polygon>
        <draw:polygon draw:style-name="gr1" draw:text-style-name="P1" draw:layer="layout" svg:width="0.119cm" svg:height="0.139cm" svg:x="5.043cm" svg:y="11.729cm" svg:viewBox="0 0 120 140" draw:points="0,0 120,0 120,140 0,140">
          <text:p/>
        </draw:polygon>
        <draw:polygon draw:style-name="gr1" draw:text-style-name="P1" draw:layer="layout" svg:width="0.189cm" svg:height="0.049cm" svg:x="8.754cm" svg:y="8.916cm" svg:viewBox="0 0 190 50" draw:points="0,0 190,0 190,50 0,50">
          <text:p/>
        </draw:polygon>
        <draw:polygon draw:style-name="gr1" draw:text-style-name="P1" draw:layer="layout" svg:width="0.189cm" svg:height="0.049cm" svg:x="8.754cm" svg:y="9.043cm" svg:viewBox="0 0 190 50" draw:points="0,0 190,0 190,50 0,50">
          <text:p/>
        </draw:polygon>
        <draw:polygon draw:style-name="gr1" draw:text-style-name="P1" draw:layer="layout" svg:width="0.189cm" svg:height="0.049cm" svg:x="8.754cm" svg:y="9.17cm" svg:viewBox="0 0 190 50" draw:points="0,0 190,0 190,50 0,50">
          <text:p/>
        </draw:polygon>
        <draw:polygon draw:style-name="gr1" draw:text-style-name="P1" draw:layer="layout" svg:width="0.189cm" svg:height="0.049cm" svg:x="8.754cm" svg:y="9.297cm" svg:viewBox="0 0 190 50" draw:points="0,0 190,0 190,50 0,50">
          <text:p/>
        </draw:polygon>
        <draw:polygon draw:style-name="gr1" draw:text-style-name="P1" draw:layer="layout" svg:width="0.189cm" svg:height="0.049cm" svg:x="9.294cm" svg:y="9.297cm" svg:viewBox="0 0 190 50" draw:points="0,0 190,0 190,50 0,50">
          <text:p/>
        </draw:polygon>
        <draw:polygon draw:style-name="gr1" draw:text-style-name="P1" draw:layer="layout" svg:width="0.189cm" svg:height="0.049cm" svg:x="9.294cm" svg:y="9.17cm" svg:viewBox="0 0 190 50" draw:points="0,0 190,0 190,50 0,50">
          <text:p/>
        </draw:polygon>
        <draw:polygon draw:style-name="gr1" draw:text-style-name="P1" draw:layer="layout" svg:width="0.189cm" svg:height="0.049cm" svg:x="9.294cm" svg:y="9.043cm" svg:viewBox="0 0 190 50" draw:points="0,0 190,0 190,50 0,50">
          <text:p/>
        </draw:polygon>
        <draw:polygon draw:style-name="gr1" draw:text-style-name="P1" draw:layer="layout" svg:width="0.189cm" svg:height="0.049cm" svg:x="9.294cm" svg:y="8.916cm" svg:viewBox="0 0 190 50" draw:points="0,0 190,0 190,50 0,50">
          <text:p/>
        </draw:polygon>
        <draw:polygon draw:style-name="gr1" draw:text-style-name="P1" draw:layer="layout" svg:width="0.119cm" svg:height="0.139cm" svg:x="10.535cm" svg:y="10.459cm" svg:viewBox="0 0 120 140" draw:points="0,0 120,0 120,140 0,140">
          <text:p/>
        </draw:polygon>
        <draw:polygon draw:style-name="gr1" draw:text-style-name="P1" draw:layer="layout" svg:width="0.119cm" svg:height="0.139cm" svg:x="10.345cm" svg:y="10.459cm" svg:viewBox="0 0 120 140" draw:points="0,0 120,0 120,140 0,140">
          <text:p/>
        </draw:polygon>
        <draw:polygon draw:style-name="gr1" draw:text-style-name="P1" draw:layer="layout" svg:width="0.119cm" svg:height="0.139cm" svg:x="10.551cm" svg:y="9.554cm" svg:viewBox="0 0 120 140" draw:points="0,0 120,0 120,140 0,140">
          <text:p/>
        </draw:polygon>
        <draw:polygon draw:style-name="gr1" draw:text-style-name="P1" draw:layer="layout" svg:width="0.119cm" svg:height="0.139cm" svg:x="10.361cm" svg:y="9.554cm" svg:viewBox="0 0 120 140" draw:points="0,0 120,0 120,140 0,140">
          <text:p/>
        </draw:polygon>
        <draw:polygon draw:style-name="gr1" draw:text-style-name="P1" draw:layer="layout" svg:width="0.119cm" svg:height="0.139cm" svg:x="10.551cm" svg:y="8.665cm" svg:viewBox="0 0 120 140" draw:points="0,0 120,0 120,140 0,140">
          <text:p/>
        </draw:polygon>
        <draw:polygon draw:style-name="gr1" draw:text-style-name="P1" draw:layer="layout" svg:width="0.119cm" svg:height="0.139cm" svg:x="10.361cm" svg:y="8.665cm" svg:viewBox="0 0 120 140" draw:points="0,0 120,0 120,140 0,140">
          <text:p/>
        </draw:polygon>
        <draw:polygon draw:style-name="gr1" draw:text-style-name="P1" draw:layer="layout" svg:width="0.119cm" svg:height="0.139cm" svg:x="10.535cm" svg:y="7.776cm" svg:viewBox="0 0 120 140" draw:points="0,0 120,0 120,140 0,140">
          <text:p/>
        </draw:polygon>
        <draw:polygon draw:style-name="gr1" draw:text-style-name="P1" draw:layer="layout" svg:width="0.119cm" svg:height="0.139cm" svg:x="10.345cm" svg:y="7.776cm" svg:viewBox="0 0 120 140" draw:points="0,0 120,0 120,140 0,140">
          <text:p/>
        </draw:polygon>
        <draw:polygon draw:style-name="gr1" draw:text-style-name="P1" draw:layer="layout" svg:width="0.119cm" svg:height="0.139cm" svg:x="10.551cm" svg:y="6.856cm" svg:viewBox="0 0 120 140" draw:points="0,0 120,0 120,140 0,140">
          <text:p/>
        </draw:polygon>
        <draw:polygon draw:style-name="gr1" draw:text-style-name="P1" draw:layer="layout" svg:width="0.119cm" svg:height="0.139cm" svg:x="10.361cm" svg:y="6.856cm" svg:viewBox="0 0 120 140" draw:points="0,0 120,0 120,140 0,140">
          <text:p/>
        </draw:polygon>
        <draw:polygon draw:style-name="gr1" draw:text-style-name="P1" draw:layer="layout" svg:width="0.119cm" svg:height="0.139cm" svg:x="10.567cm" svg:y="5.967cm" svg:viewBox="0 0 120 140" draw:points="0,0 120,0 120,140 0,140">
          <text:p/>
        </draw:polygon>
        <draw:polygon draw:style-name="gr1" draw:text-style-name="P1" draw:layer="layout" svg:width="0.119cm" svg:height="0.139cm" svg:x="10.377cm" svg:y="5.967cm" svg:viewBox="0 0 120 140" draw:points="0,0 120,0 120,140 0,140">
          <text:p/>
        </draw:polygon>
        <draw:polygon draw:style-name="gr1" draw:text-style-name="P1" draw:layer="layout" svg:width="0.119cm" svg:height="0.139cm" svg:x="10.551cm" svg:y="5.078cm" svg:viewBox="0 0 120 140" draw:points="0,0 120,0 120,140 0,140">
          <text:p/>
        </draw:polygon>
        <draw:polygon draw:style-name="gr1" draw:text-style-name="P1" draw:layer="layout" svg:width="0.119cm" svg:height="0.139cm" svg:x="10.361cm" svg:y="5.078cm" svg:viewBox="0 0 120 140" draw:points="0,0 120,0 120,140 0,140">
          <text:p/>
        </draw:polygon>
        <draw:polygon draw:style-name="gr1" draw:text-style-name="P1" draw:layer="layout" svg:width="0.119cm" svg:height="0.139cm" svg:x="10.551cm" svg:y="4.157cm" svg:viewBox="0 0 120 140" draw:points="0,0 120,0 120,140 0,140">
          <text:p/>
        </draw:polygon>
        <draw:polygon draw:style-name="gr1" draw:text-style-name="P1" draw:layer="layout" svg:width="0.119cm" svg:height="0.139cm" svg:x="10.361cm" svg:y="4.157cm" svg:viewBox="0 0 120 140" draw:points="0,0 120,0 120,140 0,140">
          <text:p/>
        </draw:polygon>
        <draw:polygon draw:style-name="gr1" draw:text-style-name="P1" draw:layer="layout" svg:width="0.119cm" svg:height="0.139cm" svg:x="2.693cm" svg:y="3.665cm" svg:viewBox="0 0 120 140" draw:points="0,0 120,0 120,140 0,140">
          <text:p/>
        </draw:polygon>
        <draw:polygon draw:style-name="gr1" draw:text-style-name="P1" draw:layer="layout" svg:width="0.119cm" svg:height="0.139cm" svg:x="2.883cm" svg:y="3.665cm" svg:viewBox="0 0 120 140" draw:points="0,0 120,0 120,140 0,140">
          <text:p/>
        </draw:polygon>
        <draw:polygon draw:style-name="gr1" draw:text-style-name="P1" draw:layer="layout" svg:width="0.119cm" svg:height="0.138cm" svg:x="2.725cm" svg:y="4.602cm" svg:viewBox="0 0 120 139" draw:points="0,0 120,0 120,139 0,139">
          <text:p/>
        </draw:polygon>
        <draw:polygon draw:style-name="gr1" draw:text-style-name="P1" draw:layer="layout" svg:width="0.119cm" svg:height="0.138cm" svg:x="2.915cm" svg:y="4.602cm" svg:viewBox="0 0 120 139" draw:points="0,0 120,0 120,139 0,139">
          <text:p/>
        </draw:polygon>
        <draw:polygon draw:style-name="gr1" draw:text-style-name="P1" draw:layer="layout" svg:width="0.119cm" svg:height="0.139cm" svg:x="5.63cm" svg:y="11.729cm" svg:viewBox="0 0 120 140" draw:points="0,0 120,0 120,140 0,140">
          <text:p/>
        </draw:polygon>
        <draw:polygon draw:style-name="gr1" draw:text-style-name="P1" draw:layer="layout" svg:width="0.119cm" svg:height="0.139cm" svg:x="5.44cm" svg:y="11.729cm" svg:viewBox="0 0 120 140" draw:points="0,0 120,0 120,140 0,140">
          <text:p/>
        </draw:polygon>
        <draw:polygon draw:style-name="gr1" draw:text-style-name="P1" draw:layer="layout" svg:width="0.119cm" svg:height="0.138cm" svg:x="5.043cm" svg:y="11.936cm" svg:viewBox="0 0 120 139" draw:points="0,0 120,0 120,139 0,139">
          <text:p/>
        </draw:polygon>
        <draw:polygon draw:style-name="gr1" draw:text-style-name="P1" draw:layer="layout" svg:width="0.119cm" svg:height="0.138cm" svg:x="5.233cm" svg:y="11.936cm" svg:viewBox="0 0 120 139" draw:points="0,0 120,0 120,139 0,139">
          <text:p/>
        </draw:polygon>
        <draw:polygon draw:style-name="gr1" draw:text-style-name="P1" draw:layer="layout" svg:width="0.119cm" svg:height="0.139cm" svg:x="2.725cm" svg:y="5.554cm" svg:viewBox="0 0 120 140" draw:points="0,0 120,0 120,140 0,140">
          <text:p/>
        </draw:polygon>
        <draw:polygon draw:style-name="gr1" draw:text-style-name="P1" draw:layer="layout" svg:width="0.119cm" svg:height="0.139cm" svg:x="2.915cm" svg:y="5.554cm" svg:viewBox="0 0 120 140" draw:points="0,0 120,0 120,140 0,140">
          <text:p/>
        </draw:polygon>
        <draw:polygon draw:style-name="gr1" draw:text-style-name="P1" draw:layer="layout" svg:width="0.119cm" svg:height="0.139cm" svg:x="2.725cm" svg:y="6.475cm" svg:viewBox="0 0 120 140" draw:points="0,0 120,0 120,140 0,140">
          <text:p/>
        </draw:polygon>
        <draw:polygon draw:style-name="gr1" draw:text-style-name="P1" draw:layer="layout" svg:width="0.119cm" svg:height="0.139cm" svg:x="2.915cm" svg:y="6.475cm" svg:viewBox="0 0 120 140" draw:points="0,0 120,0 120,140 0,140">
          <text:p/>
        </draw:polygon>
        <draw:polygon draw:style-name="gr1" draw:text-style-name="P1" draw:layer="layout" svg:width="0.119cm" svg:height="0.138cm" svg:x="2.725cm" svg:y="7.427cm" svg:viewBox="0 0 120 139" draw:points="0,0 120,0 120,139 0,139">
          <text:p/>
        </draw:polygon>
        <draw:polygon draw:style-name="gr1" draw:text-style-name="P1" draw:layer="layout" svg:width="0.119cm" svg:height="0.138cm" svg:x="2.915cm" svg:y="7.427cm" svg:viewBox="0 0 120 139" draw:points="0,0 120,0 120,139 0,139">
          <text:p/>
        </draw:polygon>
        <draw:polygon draw:style-name="gr1" draw:text-style-name="P1" draw:layer="layout" svg:width="0.119cm" svg:height="0.139cm" svg:x="2.725cm" svg:y="8.363cm" svg:viewBox="0 0 120 140" draw:points="0,0 120,0 120,140 0,140">
          <text:p/>
        </draw:polygon>
        <draw:polygon draw:style-name="gr1" draw:text-style-name="P1" draw:layer="layout" svg:width="0.119cm" svg:height="0.139cm" svg:x="2.915cm" svg:y="8.363cm" svg:viewBox="0 0 120 140" draw:points="0,0 120,0 120,140 0,140">
          <text:p/>
        </draw:polygon>
        <draw:polygon draw:style-name="gr1" draw:text-style-name="P1" draw:layer="layout" svg:width="0.119cm" svg:height="0.139cm" svg:x="2.741cm" svg:y="9.3cm" svg:viewBox="0 0 120 140" draw:points="0,0 120,0 120,140 0,140">
          <text:p/>
        </draw:polygon>
        <draw:polygon draw:style-name="gr1" draw:text-style-name="P1" draw:layer="layout" svg:width="0.119cm" svg:height="0.139cm" svg:x="2.931cm" svg:y="9.3cm" svg:viewBox="0 0 120 140" draw:points="0,0 120,0 120,140 0,140">
          <text:p/>
        </draw:polygon>
        <draw:polygon draw:style-name="gr1" draw:text-style-name="P1" draw:layer="layout" svg:width="0.119cm" svg:height="0.139cm" svg:x="2.709cm" svg:y="10.221cm" svg:viewBox="0 0 120 140" draw:points="0,0 120,0 120,140 0,140">
          <text:p/>
        </draw:polygon>
        <draw:polygon draw:style-name="gr1" draw:text-style-name="P1" draw:layer="layout" svg:width="0.119cm" svg:height="0.139cm" svg:x="2.899cm" svg:y="10.221cm" svg:viewBox="0 0 120 140" draw:points="0,0 120,0 120,140 0,140">
          <text:p/>
        </draw:polygon>
        <draw:polygon draw:style-name="gr1" draw:text-style-name="P1" draw:layer="layout" svg:width="0.139cm" svg:height="0.119cm" svg:x="4.334cm" svg:y="6.469cm" svg:viewBox="0 0 140 120" draw:points="0,0 140,0 140,120 0,120">
          <text:p/>
        </draw:polygon>
        <draw:polygon draw:style-name="gr1" draw:text-style-name="P1" draw:layer="layout" svg:width="0.139cm" svg:height="0.119cm" svg:x="4.334cm" svg:y="6.659cm" svg:viewBox="0 0 140 120" draw:points="0,0 140,0 140,120 0,120">
          <text:p/>
        </draw:polygon>
        <draw:polygon draw:style-name="gr1" draw:text-style-name="P1" draw:layer="layout" svg:width="0.119cm" svg:height="0.139cm" svg:x="9.456cm" svg:y="8.093cm" svg:viewBox="0 0 120 140" draw:points="0,0 120,0 120,140 0,140">
          <text:p/>
        </draw:polygon>
        <draw:polygon draw:style-name="gr1" draw:text-style-name="P1" draw:layer="layout" svg:width="0.119cm" svg:height="0.139cm" svg:x="9.646cm" svg:y="8.093cm" svg:viewBox="0 0 120 140" draw:points="0,0 120,0 120,140 0,140">
          <text:p/>
        </draw:polygon>
        <draw:polygon draw:style-name="gr1" draw:text-style-name="P1" draw:layer="layout" svg:width="0.141cm" svg:height="0.23cm" svg:x="2.984cm" svg:y="11.858cm" svg:viewBox="0 0 142 231" draw:points="0,0 142,0 142,231 0,231">
          <text:p/>
        </draw:polygon>
        <draw:polygon draw:style-name="gr1" draw:text-style-name="P1" draw:layer="layout" svg:width="0.141cm" svg:height="0.23cm" svg:x="3.238cm" svg:y="11.858cm" svg:viewBox="0 0 142 231" draw:points="0,0 142,0 142,231 0,231">
          <text:p/>
        </draw:polygon>
        <draw:polygon draw:style-name="gr1" draw:text-style-name="P1" draw:layer="layout" svg:width="0.141cm" svg:height="0.23cm" svg:x="3.492cm" svg:y="11.858cm" svg:viewBox="0 0 142 231" draw:points="0,0 142,0 142,231 0,231">
          <text:p/>
        </draw:polygon>
        <draw:polygon draw:style-name="gr1" draw:text-style-name="P1" draw:layer="layout" svg:width="0.141cm" svg:height="0.23cm" svg:x="3.746cm" svg:y="11.858cm" svg:viewBox="0 0 142 231" draw:points="0,0 142,0 142,231 0,231">
          <text:p/>
        </draw:polygon>
        <draw:polygon draw:style-name="gr1" draw:text-style-name="P1" draw:layer="layout" svg:width="0.141cm" svg:height="0.23cm" svg:x="4cm" svg:y="11.858cm" svg:viewBox="0 0 142 231" draw:points="0,0 142,0 142,231 0,231">
          <text:p/>
        </draw:polygon>
        <draw:polygon draw:style-name="gr1" draw:text-style-name="P1" draw:layer="layout" svg:width="0.141cm" svg:height="0.23cm" svg:x="4.254cm" svg:y="11.858cm" svg:viewBox="0 0 142 231" draw:points="0,0 142,0 142,231 0,231">
          <text:p/>
        </draw:polygon>
        <draw:polygon draw:style-name="gr1" draw:text-style-name="P1" draw:layer="layout" svg:width="0.141cm" svg:height="0.23cm" svg:x="4.508cm" svg:y="11.858cm" svg:viewBox="0 0 142 231" draw:points="0,0 142,0 142,231 0,231">
          <text:p/>
        </draw:polygon>
        <draw:polygon draw:style-name="gr1" draw:text-style-name="P1" draw:layer="layout" svg:width="0.141cm" svg:height="0.23cm" svg:x="4.762cm" svg:y="11.858cm" svg:viewBox="0 0 142 231" draw:points="0,0 142,0 142,231 0,231">
          <text:p/>
        </draw:polygon>
        <draw:polygon draw:style-name="gr1" draw:text-style-name="P1" draw:layer="layout" svg:width="0.141cm" svg:height="0.23cm" svg:x="4.762cm" svg:y="11.033cm" svg:viewBox="0 0 142 231" draw:points="0,0 142,0 142,231 0,231">
          <text:p/>
        </draw:polygon>
        <draw:polygon draw:style-name="gr1" draw:text-style-name="P1" draw:layer="layout" svg:width="0.141cm" svg:height="0.23cm" svg:x="4.508cm" svg:y="11.033cm" svg:viewBox="0 0 142 231" draw:points="0,0 142,0 142,231 0,231">
          <text:p/>
        </draw:polygon>
        <draw:polygon draw:style-name="gr1" draw:text-style-name="P1" draw:layer="layout" svg:width="0.141cm" svg:height="0.23cm" svg:x="4.254cm" svg:y="11.033cm" svg:viewBox="0 0 142 231" draw:points="0,0 142,0 142,231 0,231">
          <text:p/>
        </draw:polygon>
        <draw:polygon draw:style-name="gr1" draw:text-style-name="P1" draw:layer="layout" svg:width="0.141cm" svg:height="0.23cm" svg:x="4cm" svg:y="11.033cm" svg:viewBox="0 0 142 231" draw:points="0,0 142,0 142,231 0,231">
          <text:p/>
        </draw:polygon>
        <draw:polygon draw:style-name="gr1" draw:text-style-name="P1" draw:layer="layout" svg:width="0.141cm" svg:height="0.23cm" svg:x="3.746cm" svg:y="11.033cm" svg:viewBox="0 0 142 231" draw:points="0,0 142,0 142,231 0,231">
          <text:p/>
        </draw:polygon>
        <draw:polygon draw:style-name="gr1" draw:text-style-name="P1" draw:layer="layout" svg:width="0.141cm" svg:height="0.23cm" svg:x="3.492cm" svg:y="11.033cm" svg:viewBox="0 0 142 231" draw:points="0,0 142,0 142,231 0,231">
          <text:p/>
        </draw:polygon>
        <draw:polygon draw:style-name="gr1" draw:text-style-name="P1" draw:layer="layout" svg:width="0.141cm" svg:height="0.23cm" svg:x="3.238cm" svg:y="11.033cm" svg:viewBox="0 0 142 231" draw:points="0,0 142,0 142,231 0,231">
          <text:p/>
        </draw:polygon>
        <draw:polygon draw:style-name="gr1" draw:text-style-name="P1" draw:layer="layout" svg:width="0.141cm" svg:height="0.23cm" svg:x="2.984cm" svg:y="11.033cm" svg:viewBox="0 0 142 231" draw:points="0,0 142,0 142,231 0,231">
          <text:p/>
        </draw:polygon>
        <draw:polygon draw:style-name="gr1" draw:text-style-name="P1" draw:layer="layout" svg:width="0.189cm" svg:height="0.049cm" svg:x="4.754cm" svg:y="5.361cm" svg:viewBox="0 0 190 50" draw:points="0,0 190,0 190,50 0,50">
          <text:p/>
        </draw:polygon>
        <draw:polygon draw:style-name="gr1" draw:text-style-name="P1" draw:layer="layout" svg:width="0.189cm" svg:height="0.049cm" svg:x="4.754cm" svg:y="5.488cm" svg:viewBox="0 0 190 50" draw:points="0,0 190,0 190,50 0,50">
          <text:p/>
        </draw:polygon>
        <draw:polygon draw:style-name="gr1" draw:text-style-name="P1" draw:layer="layout" svg:width="0.189cm" svg:height="0.049cm" svg:x="4.754cm" svg:y="5.615cm" svg:viewBox="0 0 190 50" draw:points="0,0 190,0 190,50 0,50">
          <text:p/>
        </draw:polygon>
        <draw:polygon draw:style-name="gr1" draw:text-style-name="P1" draw:layer="layout" svg:width="0.189cm" svg:height="0.049cm" svg:x="4.754cm" svg:y="5.742cm" svg:viewBox="0 0 190 50" draw:points="0,0 190,0 190,50 0,50">
          <text:p/>
        </draw:polygon>
        <draw:polygon draw:style-name="gr1" draw:text-style-name="P1" draw:layer="layout" svg:width="0.189cm" svg:height="0.049cm" svg:x="4.754cm" svg:y="5.869cm" svg:viewBox="0 0 190 50" draw:points="0,0 190,0 190,50 0,50">
          <text:p/>
        </draw:polygon>
        <draw:polygon draw:style-name="gr1" draw:text-style-name="P1" draw:layer="layout" svg:width="0.189cm" svg:height="0.049cm" svg:x="4.754cm" svg:y="5.996cm" svg:viewBox="0 0 190 50" draw:points="0,0 190,0 190,50 0,50">
          <text:p/>
        </draw:polygon>
        <draw:polygon draw:style-name="gr1" draw:text-style-name="P1" draw:layer="layout" svg:width="0.189cm" svg:height="0.049cm" svg:x="4.754cm" svg:y="6.123cm" svg:viewBox="0 0 190 50" draw:points="0,0 190,0 190,50 0,50">
          <text:p/>
        </draw:polygon>
        <draw:polygon draw:style-name="gr1" draw:text-style-name="P1" draw:layer="layout" svg:width="0.189cm" svg:height="0.049cm" svg:x="4.754cm" svg:y="6.25cm" svg:viewBox="0 0 190 50" draw:points="0,0 190,0 190,50 0,50">
          <text:p/>
        </draw:polygon>
        <draw:polygon draw:style-name="gr1" draw:text-style-name="P1" draw:layer="layout" svg:width="0.189cm" svg:height="0.049cm" svg:x="4.754cm" svg:y="6.377cm" svg:viewBox="0 0 190 50" draw:points="0,0 190,0 190,50 0,50">
          <text:p/>
        </draw:polygon>
        <draw:polygon draw:style-name="gr1" draw:text-style-name="P1" draw:layer="layout" svg:width="0.189cm" svg:height="0.049cm" svg:x="4.754cm" svg:y="6.504cm" svg:viewBox="0 0 190 50" draw:points="0,0 190,0 190,50 0,50">
          <text:p/>
        </draw:polygon>
        <draw:polygon draw:style-name="gr1" draw:text-style-name="P1" draw:layer="layout" svg:width="0.189cm" svg:height="0.049cm" svg:x="4.754cm" svg:y="6.631cm" svg:viewBox="0 0 190 50" draw:points="0,0 190,0 190,50 0,50">
          <text:p/>
        </draw:polygon>
        <draw:polygon draw:style-name="gr1" draw:text-style-name="P1" draw:layer="layout" svg:width="0.189cm" svg:height="0.049cm" svg:x="4.754cm" svg:y="6.758cm" svg:viewBox="0 0 190 50" draw:points="0,0 190,0 190,50 0,50">
          <text:p/>
        </draw:polygon>
        <draw:polygon draw:style-name="gr1" draw:text-style-name="P1" draw:layer="layout" svg:width="0.189cm" svg:height="0.049cm" svg:x="4.754cm" svg:y="6.885cm" svg:viewBox="0 0 190 50" draw:points="0,0 190,0 190,50 0,50">
          <text:p/>
        </draw:polygon>
        <draw:polygon draw:style-name="gr1" draw:text-style-name="P1" draw:layer="layout" svg:width="0.189cm" svg:height="0.049cm" svg:x="4.754cm" svg:y="7.012cm" svg:viewBox="0 0 190 50" draw:points="0,0 190,0 190,50 0,50">
          <text:p/>
        </draw:polygon>
        <draw:polygon draw:style-name="gr1" draw:text-style-name="P1" draw:layer="layout" svg:width="0.189cm" svg:height="0.049cm" svg:x="5.694cm" svg:y="7.012cm" svg:viewBox="0 0 190 50" draw:points="0,0 190,0 190,50 0,50">
          <text:p/>
        </draw:polygon>
        <draw:polygon draw:style-name="gr1" draw:text-style-name="P1" draw:layer="layout" svg:width="0.189cm" svg:height="0.049cm" svg:x="5.694cm" svg:y="6.885cm" svg:viewBox="0 0 190 50" draw:points="0,0 190,0 190,50 0,50">
          <text:p/>
        </draw:polygon>
        <draw:polygon draw:style-name="gr1" draw:text-style-name="P1" draw:layer="layout" svg:width="0.189cm" svg:height="0.049cm" svg:x="5.694cm" svg:y="6.758cm" svg:viewBox="0 0 190 50" draw:points="0,0 190,0 190,50 0,50">
          <text:p/>
        </draw:polygon>
        <draw:polygon draw:style-name="gr1" draw:text-style-name="P1" draw:layer="layout" svg:width="0.189cm" svg:height="0.049cm" svg:x="5.694cm" svg:y="6.631cm" svg:viewBox="0 0 190 50" draw:points="0,0 190,0 190,50 0,50">
          <text:p/>
        </draw:polygon>
        <draw:polygon draw:style-name="gr1" draw:text-style-name="P1" draw:layer="layout" svg:width="0.189cm" svg:height="0.049cm" svg:x="5.694cm" svg:y="6.504cm" svg:viewBox="0 0 190 50" draw:points="0,0 190,0 190,50 0,50">
          <text:p/>
        </draw:polygon>
        <draw:polygon draw:style-name="gr1" draw:text-style-name="P1" draw:layer="layout" svg:width="0.189cm" svg:height="0.049cm" svg:x="5.694cm" svg:y="6.377cm" svg:viewBox="0 0 190 50" draw:points="0,0 190,0 190,50 0,50">
          <text:p/>
        </draw:polygon>
        <draw:polygon draw:style-name="gr1" draw:text-style-name="P1" draw:layer="layout" svg:width="0.189cm" svg:height="0.049cm" svg:x="5.694cm" svg:y="6.25cm" svg:viewBox="0 0 190 50" draw:points="0,0 190,0 190,50 0,50">
          <text:p/>
        </draw:polygon>
        <draw:polygon draw:style-name="gr1" draw:text-style-name="P1" draw:layer="layout" svg:width="0.189cm" svg:height="0.049cm" svg:x="5.694cm" svg:y="6.123cm" svg:viewBox="0 0 190 50" draw:points="0,0 190,0 190,50 0,50">
          <text:p/>
        </draw:polygon>
        <draw:polygon draw:style-name="gr1" draw:text-style-name="P1" draw:layer="layout" svg:width="0.189cm" svg:height="0.049cm" svg:x="5.694cm" svg:y="5.996cm" svg:viewBox="0 0 190 50" draw:points="0,0 190,0 190,50 0,50">
          <text:p/>
        </draw:polygon>
        <draw:polygon draw:style-name="gr1" draw:text-style-name="P1" draw:layer="layout" svg:width="0.189cm" svg:height="0.049cm" svg:x="5.694cm" svg:y="5.869cm" svg:viewBox="0 0 190 50" draw:points="0,0 190,0 190,50 0,50">
          <text:p/>
        </draw:polygon>
        <draw:polygon draw:style-name="gr1" draw:text-style-name="P1" draw:layer="layout" svg:width="0.189cm" svg:height="0.049cm" svg:x="5.694cm" svg:y="5.742cm" svg:viewBox="0 0 190 50" draw:points="0,0 190,0 190,50 0,50">
          <text:p/>
        </draw:polygon>
        <draw:polygon draw:style-name="gr1" draw:text-style-name="P1" draw:layer="layout" svg:width="0.189cm" svg:height="0.049cm" svg:x="5.694cm" svg:y="5.615cm" svg:viewBox="0 0 190 50" draw:points="0,0 190,0 190,50 0,50">
          <text:p/>
        </draw:polygon>
        <draw:polygon draw:style-name="gr1" draw:text-style-name="P1" draw:layer="layout" svg:width="0.189cm" svg:height="0.049cm" svg:x="5.694cm" svg:y="5.488cm" svg:viewBox="0 0 190 50" draw:points="0,0 190,0 190,50 0,50">
          <text:p/>
        </draw:polygon>
        <draw:polygon draw:style-name="gr1" draw:text-style-name="P1" draw:layer="layout" svg:width="0.189cm" svg:height="0.049cm" svg:x="5.694cm" svg:y="5.361cm" svg:viewBox="0 0 190 50" draw:points="0,0 190,0 190,50 0,50">
          <text:p/>
        </draw:polygon>
        <draw:polygon draw:style-name="gr1" draw:text-style-name="P1" draw:layer="layout" svg:width="0.189cm" svg:height="0.049cm" svg:x="7.865cm" svg:y="5.361cm" svg:viewBox="0 0 190 50" draw:points="0,0 190,0 190,50 0,50">
          <text:p/>
        </draw:polygon>
        <draw:polygon draw:style-name="gr1" draw:text-style-name="P1" draw:layer="layout" svg:width="0.189cm" svg:height="0.049cm" svg:x="7.865cm" svg:y="5.488cm" svg:viewBox="0 0 190 50" draw:points="0,0 190,0 190,50 0,50">
          <text:p/>
        </draw:polygon>
        <draw:polygon draw:style-name="gr1" draw:text-style-name="P1" draw:layer="layout" svg:width="0.189cm" svg:height="0.049cm" svg:x="7.865cm" svg:y="5.615cm" svg:viewBox="0 0 190 50" draw:points="0,0 190,0 190,50 0,50">
          <text:p/>
        </draw:polygon>
        <draw:polygon draw:style-name="gr1" draw:text-style-name="P1" draw:layer="layout" svg:width="0.189cm" svg:height="0.049cm" svg:x="7.865cm" svg:y="5.742cm" svg:viewBox="0 0 190 50" draw:points="0,0 190,0 190,50 0,50">
          <text:p/>
        </draw:polygon>
        <draw:polygon draw:style-name="gr1" draw:text-style-name="P1" draw:layer="layout" svg:width="0.189cm" svg:height="0.049cm" svg:x="7.865cm" svg:y="5.869cm" svg:viewBox="0 0 190 50" draw:points="0,0 190,0 190,50 0,50">
          <text:p/>
        </draw:polygon>
        <draw:polygon draw:style-name="gr1" draw:text-style-name="P1" draw:layer="layout" svg:width="0.189cm" svg:height="0.049cm" svg:x="7.865cm" svg:y="5.996cm" svg:viewBox="0 0 190 50" draw:points="0,0 190,0 190,50 0,50">
          <text:p/>
        </draw:polygon>
        <draw:polygon draw:style-name="gr1" draw:text-style-name="P1" draw:layer="layout" svg:width="0.189cm" svg:height="0.049cm" svg:x="7.865cm" svg:y="6.123cm" svg:viewBox="0 0 190 50" draw:points="0,0 190,0 190,50 0,50">
          <text:p/>
        </draw:polygon>
        <draw:polygon draw:style-name="gr1" draw:text-style-name="P1" draw:layer="layout" svg:width="0.189cm" svg:height="0.049cm" svg:x="7.865cm" svg:y="6.25cm" svg:viewBox="0 0 190 50" draw:points="0,0 190,0 190,50 0,50">
          <text:p/>
        </draw:polygon>
        <draw:polygon draw:style-name="gr1" draw:text-style-name="P1" draw:layer="layout" svg:width="0.189cm" svg:height="0.049cm" svg:x="7.865cm" svg:y="6.377cm" svg:viewBox="0 0 190 50" draw:points="0,0 190,0 190,50 0,50">
          <text:p/>
        </draw:polygon>
        <draw:polygon draw:style-name="gr1" draw:text-style-name="P1" draw:layer="layout" svg:width="0.189cm" svg:height="0.049cm" svg:x="7.865cm" svg:y="6.504cm" svg:viewBox="0 0 190 50" draw:points="0,0 190,0 190,50 0,50">
          <text:p/>
        </draw:polygon>
        <draw:polygon draw:style-name="gr1" draw:text-style-name="P1" draw:layer="layout" svg:width="0.189cm" svg:height="0.049cm" svg:x="7.865cm" svg:y="6.631cm" svg:viewBox="0 0 190 50" draw:points="0,0 190,0 190,50 0,50">
          <text:p/>
        </draw:polygon>
        <draw:polygon draw:style-name="gr1" draw:text-style-name="P1" draw:layer="layout" svg:width="0.189cm" svg:height="0.049cm" svg:x="7.865cm" svg:y="6.758cm" svg:viewBox="0 0 190 50" draw:points="0,0 190,0 190,50 0,50">
          <text:p/>
        </draw:polygon>
        <draw:polygon draw:style-name="gr1" draw:text-style-name="P1" draw:layer="layout" svg:width="0.189cm" svg:height="0.049cm" svg:x="7.865cm" svg:y="6.885cm" svg:viewBox="0 0 190 50" draw:points="0,0 190,0 190,50 0,50">
          <text:p/>
        </draw:polygon>
        <draw:polygon draw:style-name="gr1" draw:text-style-name="P1" draw:layer="layout" svg:width="0.189cm" svg:height="0.049cm" svg:x="7.865cm" svg:y="7.012cm" svg:viewBox="0 0 190 50" draw:points="0,0 190,0 190,50 0,50">
          <text:p/>
        </draw:polygon>
        <draw:polygon draw:style-name="gr1" draw:text-style-name="P1" draw:layer="layout" svg:width="0.189cm" svg:height="0.049cm" svg:x="8.805cm" svg:y="7.012cm" svg:viewBox="0 0 190 50" draw:points="0,0 190,0 190,50 0,50">
          <text:p/>
        </draw:polygon>
        <draw:polygon draw:style-name="gr1" draw:text-style-name="P1" draw:layer="layout" svg:width="0.189cm" svg:height="0.049cm" svg:x="8.805cm" svg:y="6.885cm" svg:viewBox="0 0 190 50" draw:points="0,0 190,0 190,50 0,50">
          <text:p/>
        </draw:polygon>
        <draw:polygon draw:style-name="gr1" draw:text-style-name="P1" draw:layer="layout" svg:width="0.189cm" svg:height="0.049cm" svg:x="8.805cm" svg:y="6.758cm" svg:viewBox="0 0 190 50" draw:points="0,0 190,0 190,50 0,50">
          <text:p/>
        </draw:polygon>
        <draw:polygon draw:style-name="gr1" draw:text-style-name="P1" draw:layer="layout" svg:width="0.189cm" svg:height="0.049cm" svg:x="8.805cm" svg:y="6.631cm" svg:viewBox="0 0 190 50" draw:points="0,0 190,0 190,50 0,50">
          <text:p/>
        </draw:polygon>
        <draw:polygon draw:style-name="gr1" draw:text-style-name="P1" draw:layer="layout" svg:width="0.189cm" svg:height="0.049cm" svg:x="8.805cm" svg:y="6.504cm" svg:viewBox="0 0 190 50" draw:points="0,0 190,0 190,50 0,50">
          <text:p/>
        </draw:polygon>
        <draw:polygon draw:style-name="gr1" draw:text-style-name="P1" draw:layer="layout" svg:width="0.189cm" svg:height="0.049cm" svg:x="8.805cm" svg:y="6.377cm" svg:viewBox="0 0 190 50" draw:points="0,0 190,0 190,50 0,50">
          <text:p/>
        </draw:polygon>
        <draw:polygon draw:style-name="gr1" draw:text-style-name="P1" draw:layer="layout" svg:width="0.189cm" svg:height="0.049cm" svg:x="8.805cm" svg:y="6.25cm" svg:viewBox="0 0 190 50" draw:points="0,0 190,0 190,50 0,50">
          <text:p/>
        </draw:polygon>
        <draw:polygon draw:style-name="gr1" draw:text-style-name="P1" draw:layer="layout" svg:width="0.189cm" svg:height="0.049cm" svg:x="8.805cm" svg:y="6.123cm" svg:viewBox="0 0 190 50" draw:points="0,0 190,0 190,50 0,50">
          <text:p/>
        </draw:polygon>
        <draw:polygon draw:style-name="gr1" draw:text-style-name="P1" draw:layer="layout" svg:width="0.189cm" svg:height="0.049cm" svg:x="8.805cm" svg:y="5.996cm" svg:viewBox="0 0 190 50" draw:points="0,0 190,0 190,50 0,50">
          <text:p/>
        </draw:polygon>
        <draw:polygon draw:style-name="gr1" draw:text-style-name="P1" draw:layer="layout" svg:width="0.189cm" svg:height="0.049cm" svg:x="8.805cm" svg:y="5.869cm" svg:viewBox="0 0 190 50" draw:points="0,0 190,0 190,50 0,50">
          <text:p/>
        </draw:polygon>
        <draw:polygon draw:style-name="gr1" draw:text-style-name="P1" draw:layer="layout" svg:width="0.189cm" svg:height="0.049cm" svg:x="8.805cm" svg:y="5.742cm" svg:viewBox="0 0 190 50" draw:points="0,0 190,0 190,50 0,50">
          <text:p/>
        </draw:polygon>
        <draw:polygon draw:style-name="gr1" draw:text-style-name="P1" draw:layer="layout" svg:width="0.189cm" svg:height="0.049cm" svg:x="8.805cm" svg:y="5.615cm" svg:viewBox="0 0 190 50" draw:points="0,0 190,0 190,50 0,50">
          <text:p/>
        </draw:polygon>
        <draw:polygon draw:style-name="gr1" draw:text-style-name="P1" draw:layer="layout" svg:width="0.189cm" svg:height="0.049cm" svg:x="8.805cm" svg:y="5.488cm" svg:viewBox="0 0 190 50" draw:points="0,0 190,0 190,50 0,50">
          <text:p/>
        </draw:polygon>
        <draw:polygon draw:style-name="gr1" draw:text-style-name="P1" draw:layer="layout" svg:width="0.189cm" svg:height="0.049cm" svg:x="8.805cm" svg:y="5.361cm" svg:viewBox="0 0 190 50" draw:points="0,0 190,0 190,50 0,50">
          <text:p/>
        </draw:polygon>
        <draw:polygon draw:style-name="gr1" draw:text-style-name="P1" draw:layer="layout" svg:width="0.084cm" svg:height="0.204cm" svg:x="7.87cm" svg:y="8.331cm" svg:viewBox="0 0 85 205" draw:points="0,0 85,0 85,205 0,205">
          <text:p/>
        </draw:polygon>
        <draw:polygon draw:style-name="gr1" draw:text-style-name="P1" draw:layer="layout" svg:width="0.083cm" svg:height="0.204cm" svg:x="8.1cm" svg:y="8.331cm" svg:viewBox="0 0 84 205" draw:points="0,0 84,0 84,205 0,205">
          <text:p/>
        </draw:polygon>
        <draw:polygon draw:style-name="gr1" draw:text-style-name="P1" draw:layer="layout" svg:width="0.084cm" svg:height="0.204cm" svg:x="8.33cm" svg:y="8.331cm" svg:viewBox="0 0 85 205" draw:points="0,0 85,0 85,205 0,205">
          <text:p/>
        </draw:polygon>
        <draw:polygon draw:style-name="gr1" draw:text-style-name="P1" draw:layer="layout" svg:width="0.313cm" svg:height="0.204cm" svg:x="7.985cm" svg:y="7.751cm" svg:viewBox="0 0 314 205" draw:points="0,0 314,0 314,205 0,205">
          <text:p/>
        </draw:polygon>
        <draw:polygon draw:style-name="gr1" draw:text-style-name="P1" draw:layer="layout" svg:width="0.094cm" svg:height="0.054cm" svg:x="9.182cm" svg:y="9.66cm" svg:viewBox="0 0 95 55" draw:points="0,0 95,0 95,55 0,55">
          <text:p/>
        </draw:polygon>
        <draw:polygon draw:style-name="gr1" draw:text-style-name="P1" draw:layer="layout" svg:width="0.094cm" svg:height="0.054cm" svg:x="9.182cm" svg:y="9.47cm" svg:viewBox="0 0 95 55" draw:points="0,0 95,0 95,55 0,55">
          <text:p/>
        </draw:polygon>
        <draw:polygon draw:style-name="gr1" draw:text-style-name="P1" draw:layer="layout" svg:width="0.094cm" svg:height="0.054cm" svg:x="8.952cm" svg:y="9.565cm" svg:viewBox="0 0 95 55" draw:points="0,0 95,0 95,55 0,55">
          <text:p/>
        </draw:polygon>
        <draw:polygon draw:style-name="gr1" draw:text-style-name="P1" draw:layer="layout" svg:width="0.119cm" svg:height="0.139cm" svg:x="8.28cm" svg:y="11.237cm" svg:viewBox="0 0 120 140" draw:points="0,0 120,0 120,140 0,140">
          <text:p/>
        </draw:polygon>
        <draw:polygon draw:style-name="gr1" draw:text-style-name="P1" draw:layer="layout" svg:width="0.119cm" svg:height="0.139cm" svg:x="8.09cm" svg:y="11.237cm" svg:viewBox="0 0 120 140" draw:points="0,0 120,0 120,140 0,140">
          <text:p/>
        </draw:polygon>
        <draw:polygon draw:style-name="gr1" draw:text-style-name="P1" draw:layer="layout" svg:width="0.141cm" svg:height="0.131cm" svg:x="8.063cm" svg:y="11.003cm" svg:viewBox="0 0 142 132" draw:points="0,0 142,0 142,132 0,132">
          <text:p/>
        </draw:polygon>
        <draw:polygon draw:style-name="gr1" draw:text-style-name="P1" draw:layer="layout" svg:width="0.141cm" svg:height="0.131cm" svg:x="8.292cm" svg:y="11.003cm" svg:viewBox="0 0 142 132" draw:points="0,0 142,0 142,132 0,132">
          <text:p/>
        </draw:polygon>
        <draw:polygon draw:style-name="gr1" draw:text-style-name="P1" draw:layer="layout" svg:width="0.119cm" svg:height="0.139cm" svg:x="8.662cm" svg:y="11.904cm" svg:viewBox="0 0 120 140" draw:points="0,0 120,0 120,140 0,140">
          <text:p/>
        </draw:polygon>
        <draw:polygon draw:style-name="gr1" draw:text-style-name="P1" draw:layer="layout" svg:width="0.119cm" svg:height="0.139cm" svg:x="8.472cm" svg:y="11.904cm" svg:viewBox="0 0 120 140" draw:points="0,0 120,0 120,140 0,140">
          <text:p/>
        </draw:polygon>
        <draw:polygon draw:style-name="gr1" draw:text-style-name="P1" draw:layer="layout" svg:width="0.119cm" svg:height="0.139cm" svg:x="8.249cm" svg:y="11.904cm" svg:viewBox="0 0 120 140" draw:points="0,0 120,0 120,140 0,140">
          <text:p/>
        </draw:polygon>
        <draw:polygon draw:style-name="gr1" draw:text-style-name="P1" draw:layer="layout" svg:width="0.119cm" svg:height="0.139cm" svg:x="8.059cm" svg:y="11.904cm" svg:viewBox="0 0 120 140" draw:points="0,0 120,0 120,140 0,140">
          <text:p/>
        </draw:polygon>
        <draw:polygon draw:style-name="gr1" draw:text-style-name="P1" draw:layer="layout" svg:width="0.129cm" svg:height="0.249cm" svg:x="4.196cm" svg:y="8.181cm" svg:viewBox="0 0 130 250" draw:points="0,0 130,0 130,250 0,250">
          <text:p/>
        </draw:polygon>
        <draw:polygon draw:style-name="gr1" draw:text-style-name="P1" draw:layer="layout" svg:width="0.128cm" svg:height="0.249cm" svg:x="4.557cm" svg:y="8.181cm" svg:viewBox="0 0 129 250" draw:points="0,0 129,0 129,250 0,250">
          <text:p/>
        </draw:polygon>
        <draw:polygon draw:style-name="gr1" draw:text-style-name="P1" draw:layer="layout" svg:width="0.128cm" svg:height="0.249cm" svg:x="4.557cm" svg:y="7.581cm" svg:viewBox="0 0 129 250" draw:points="0,0 129,0 129,250 0,250">
          <text:p/>
        </draw:polygon>
        <draw:polygon draw:style-name="gr1" draw:text-style-name="P1" draw:layer="layout" svg:width="0.129cm" svg:height="0.249cm" svg:x="4.196cm" svg:y="7.581cm" svg:viewBox="0 0 130 250" draw:points="0,0 130,0 130,250 0,250">
          <text:p/>
        </draw:polygon>
        <draw:polygon draw:style-name="gr1" draw:text-style-name="P1" draw:layer="layout" svg:width="0.131cm" svg:height="0.141cm" svg:x="4.307cm" svg:y="8.759cm" svg:viewBox="0 0 132 142" draw:points="0,0 132,0 132,142 0,142">
          <text:p/>
        </draw:polygon>
        <draw:polygon draw:style-name="gr1" draw:text-style-name="P1" draw:layer="layout" svg:width="0.131cm" svg:height="0.141cm" svg:x="4.307cm" svg:y="8.531cm" svg:viewBox="0 0 132 142" draw:points="0,0 132,0 132,142 0,142">
          <text:p/>
        </draw:polygon>
        <draw:polygon draw:style-name="gr1" draw:text-style-name="P1" draw:layer="layout" svg:width="0.054cm" svg:height="0.094cm" svg:x="3.948cm" svg:y="9.021cm" svg:viewBox="0 0 55 95" draw:points="0,0 55,0 55,95 0,95">
          <text:p/>
        </draw:polygon>
        <draw:polygon draw:style-name="gr1" draw:text-style-name="P1" draw:layer="layout" svg:width="0.054cm" svg:height="0.094cm" svg:x="4.138cm" svg:y="9.021cm" svg:viewBox="0 0 55 95" draw:points="0,0 55,0 55,95 0,95">
          <text:p/>
        </draw:polygon>
        <draw:polygon draw:style-name="gr1" draw:text-style-name="P1" draw:layer="layout" svg:width="0.054cm" svg:height="0.094cm" svg:x="4.043cm" svg:y="8.791cm" svg:viewBox="0 0 55 95" draw:points="0,0 55,0 55,95 0,95">
          <text:p/>
        </draw:polygon>
        <draw:polygon draw:style-name="gr1" draw:text-style-name="P1" draw:layer="layout" svg:width="0.094cm" svg:height="0.054cm" svg:x="7.642cm" svg:y="9.93cm" svg:viewBox="0 0 95 55" draw:points="0,0 95,0 95,55 0,55">
          <text:p/>
        </draw:polygon>
        <draw:polygon draw:style-name="gr1" draw:text-style-name="P1" draw:layer="layout" svg:width="0.094cm" svg:height="0.054cm" svg:x="7.642cm" svg:y="9.74cm" svg:viewBox="0 0 95 55" draw:points="0,0 95,0 95,55 0,55">
          <text:p/>
        </draw:polygon>
        <draw:polygon draw:style-name="gr1" draw:text-style-name="P1" draw:layer="layout" svg:width="0.094cm" svg:height="0.054cm" svg:x="7.412cm" svg:y="9.835cm" svg:viewBox="0 0 95 55" draw:points="0,0 95,0 95,55 0,55">
          <text:p/>
        </draw:polygon>
        <draw:polygon draw:style-name="gr1" draw:text-style-name="P1" draw:layer="layout" svg:width="0.094cm" svg:height="0.054cm" svg:x="7.642cm" svg:y="10.263cm" svg:viewBox="0 0 95 55" draw:points="0,0 95,0 95,55 0,55">
          <text:p/>
        </draw:polygon>
        <draw:polygon draw:style-name="gr1" draw:text-style-name="P1" draw:layer="layout" svg:width="0.094cm" svg:height="0.054cm" svg:x="7.642cm" svg:y="10.073cm" svg:viewBox="0 0 95 55" draw:points="0,0 95,0 95,55 0,55">
          <text:p/>
        </draw:polygon>
        <draw:polygon draw:style-name="gr1" draw:text-style-name="P1" draw:layer="layout" svg:width="0.094cm" svg:height="0.054cm" svg:x="7.412cm" svg:y="10.168cm" svg:viewBox="0 0 95 55" draw:points="0,0 95,0 95,55 0,55">
          <text:p/>
        </draw:polygon>
        <draw:polygon draw:style-name="gr1" draw:text-style-name="P1" draw:layer="layout" svg:width="0.119cm" svg:height="0.138cm" svg:x="4.122cm" svg:y="9.237cm" svg:viewBox="0 0 120 139" draw:points="0,0 120,0 120,139 0,139">
          <text:p/>
        </draw:polygon>
        <draw:polygon draw:style-name="gr1" draw:text-style-name="P1" draw:layer="layout" svg:width="0.119cm" svg:height="0.138cm" svg:x="3.932cm" svg:y="9.237cm" svg:viewBox="0 0 120 139" draw:points="0,0 120,0 120,139 0,139">
          <text:p/>
        </draw:polygon>
        <draw:polygon draw:style-name="gr1" draw:text-style-name="P1" draw:layer="layout" svg:width="0.138cm" svg:height="0.119cm" svg:x="3.684cm" svg:y="9.199cm" svg:viewBox="0 0 139 120" draw:points="0,0 139,0 139,120 0,120">
          <text:p/>
        </draw:polygon>
        <draw:polygon draw:style-name="gr1" draw:text-style-name="P1" draw:layer="layout" svg:width="0.138cm" svg:height="0.119cm" svg:x="3.684cm" svg:y="9.009cm" svg:viewBox="0 0 139 120" draw:points="0,0 139,0 139,120 0,120">
          <text:p/>
        </draw:polygon>
        <draw:polygon draw:style-name="gr1" draw:text-style-name="P1" draw:layer="layout" svg:width="0.139cm" svg:height="0.118cm" svg:x="4.509cm" svg:y="8.723cm" svg:viewBox="0 0 140 119" draw:points="0,0 140,0 140,119 0,119">
          <text:p/>
        </draw:polygon>
        <draw:polygon draw:style-name="gr1" draw:text-style-name="P1" draw:layer="layout" svg:width="0.139cm" svg:height="0.118cm" svg:x="4.509cm" svg:y="8.533cm" svg:viewBox="0 0 140 119" draw:points="0,0 140,0 140,119 0,119">
          <text:p/>
        </draw:polygon>
        <draw:polygon draw:style-name="gr1" draw:text-style-name="P1" draw:layer="layout" svg:width="0.139cm" svg:height="0.118cm" svg:x="4.731cm" svg:y="8.723cm" svg:viewBox="0 0 140 119" draw:points="0,0 140,0 140,119 0,119">
          <text:p/>
        </draw:polygon>
        <draw:polygon draw:style-name="gr1" draw:text-style-name="P1" draw:layer="layout" svg:width="0.139cm" svg:height="0.118cm" svg:x="4.731cm" svg:y="8.533cm" svg:viewBox="0 0 140 119" draw:points="0,0 140,0 140,119 0,119">
          <text:p/>
        </draw:polygon>
        <draw:polygon draw:style-name="gr1" draw:text-style-name="P1" draw:layer="layout" svg:width="0.139cm" svg:height="0.118cm" svg:x="4.35cm" svg:y="9.358cm" svg:viewBox="0 0 140 119" draw:points="0,0 140,0 140,119 0,119">
          <text:p/>
        </draw:polygon>
        <draw:polygon draw:style-name="gr1" draw:text-style-name="P1" draw:layer="layout" svg:width="0.139cm" svg:height="0.118cm" svg:x="4.35cm" svg:y="9.168cm" svg:viewBox="0 0 140 119" draw:points="0,0 140,0 140,119 0,119">
          <text:p/>
        </draw:polygon>
        <draw:polygon draw:style-name="gr1" draw:text-style-name="P1" draw:layer="layout" svg:width="0.094cm" svg:height="0.054cm" svg:x="4.611cm" svg:y="10.057cm" svg:viewBox="0 0 95 55" draw:points="0,0 95,0 95,55 0,55">
          <text:p/>
        </draw:polygon>
        <draw:polygon draw:style-name="gr1" draw:text-style-name="P1" draw:layer="layout" svg:width="0.094cm" svg:height="0.054cm" svg:x="4.611cm" svg:y="10.247cm" svg:viewBox="0 0 95 55" draw:points="0,0 95,0 95,55 0,55">
          <text:p/>
        </draw:polygon>
        <draw:polygon draw:style-name="gr1" draw:text-style-name="P1" draw:layer="layout" svg:width="0.094cm" svg:height="0.054cm" svg:x="4.841cm" svg:y="10.152cm" svg:viewBox="0 0 95 55" draw:points="0,0 95,0 95,55 0,55">
          <text:p/>
        </draw:polygon>
        <draw:polygon draw:style-name="gr1" draw:text-style-name="P1" draw:layer="layout" svg:width="0.119cm" svg:height="0.139cm" svg:x="4.122cm" svg:y="9.459cm" svg:viewBox="0 0 120 140" draw:points="0,0 120,0 120,140 0,140">
          <text:p/>
        </draw:polygon>
        <draw:polygon draw:style-name="gr1" draw:text-style-name="P1" draw:layer="layout" svg:width="0.119cm" svg:height="0.139cm" svg:x="3.932cm" svg:y="9.459cm" svg:viewBox="0 0 120 140" draw:points="0,0 120,0 120,140 0,140">
          <text:p/>
        </draw:polygon>
        <draw:polygon draw:style-name="gr1" draw:text-style-name="P1" draw:layer="layout" svg:width="0.119cm" svg:height="0.139cm" svg:x="8.662cm" svg:y="11.697cm" svg:viewBox="0 0 120 140" draw:points="0,0 120,0 120,140 0,140">
          <text:p/>
        </draw:polygon>
        <draw:polygon draw:style-name="gr1" draw:text-style-name="P1" draw:layer="layout" svg:width="0.119cm" svg:height="0.139cm" svg:x="8.472cm" svg:y="11.697cm" svg:viewBox="0 0 120 140" draw:points="0,0 120,0 120,140 0,140">
          <text:p/>
        </draw:polygon>
        <draw:polygon draw:style-name="gr1" draw:text-style-name="P1" draw:layer="layout" svg:width="0.119cm" svg:height="0.139cm" svg:x="8.058cm" svg:y="11.697cm" svg:viewBox="0 0 120 140" draw:points="0,0 120,0 120,140 0,140">
          <text:p/>
        </draw:polygon>
        <draw:polygon draw:style-name="gr1" draw:text-style-name="P1" draw:layer="layout" svg:width="0.119cm" svg:height="0.139cm" svg:x="8.248cm" svg:y="11.697cm" svg:viewBox="0 0 120 140" draw:points="0,0 120,0 120,140 0,140">
          <text:p/>
        </draw:polygon>
        <draw:polygon draw:style-name="gr1" draw:text-style-name="P1" draw:layer="layout" svg:width="0.138cm" svg:height="0.118cm" svg:x="8.541cm" svg:y="11.025cm" svg:viewBox="0 0 139 119" draw:points="0,0 139,0 139,119 0,119">
          <text:p/>
        </draw:polygon>
        <draw:polygon draw:style-name="gr1" draw:text-style-name="P1" draw:layer="layout" svg:width="0.138cm" svg:height="0.118cm" svg:x="8.541cm" svg:y="11.215cm" svg:viewBox="0 0 139 119" draw:points="0,0 139,0 139,119 0,119">
          <text:p/>
        </draw:polygon>
        <draw:polygon draw:style-name="gr2" draw:text-style-name="P1" draw:layer="layout" svg:width="0.009cm" svg:height="0cm" svg:x="7.975cm" svg:y="10.497cm" svg:viewBox="0 0 10 0" draw:points="0,0 10,0">
          <text:p/>
        </draw:polygon>
        <draw:polygon draw:style-name="gr2" draw:text-style-name="P1" draw:layer="layout" svg:width="0.009cm" svg:height="0cm" svg:x="8.03cm" svg:y="10.497cm" svg:viewBox="0 0 10 0" draw:points="0,0 10,0">
          <text:p/>
        </draw:polygon>
        <draw:polygon draw:style-name="gr1" draw:text-style-name="P1" draw:layer="layout" svg:width="0.054cm" svg:height="0.019cm" svg:x="7.98cm" svg:y="10.487cm" svg:viewBox="0 0 55 20" draw:points="0,0 55,0 55,20 0,20">
          <text:p/>
        </draw:polygon>
        <draw:polygon draw:style-name="gr2" draw:text-style-name="P1" draw:layer="layout" svg:width="0.009cm" svg:height="0cm" svg:x="7.975cm" svg:y="10.547cm" svg:viewBox="0 0 10 0" draw:points="0,0 10,0">
          <text:p/>
        </draw:polygon>
        <draw:polygon draw:style-name="gr2" draw:text-style-name="P1" draw:layer="layout" svg:width="0.009cm" svg:height="0cm" svg:x="8.03cm" svg:y="10.547cm" svg:viewBox="0 0 10 0" draw:points="0,0 10,0">
          <text:p/>
        </draw:polygon>
        <draw:polygon draw:style-name="gr1" draw:text-style-name="P1" draw:layer="layout" svg:width="0.054cm" svg:height="0.019cm" svg:x="7.98cm" svg:y="10.537cm" svg:viewBox="0 0 55 20" draw:points="0,0 55,0 55,20 0,20">
          <text:p/>
        </draw:polygon>
        <draw:polygon draw:style-name="gr2" draw:text-style-name="P1" draw:layer="layout" svg:width="0.009cm" svg:height="0cm" svg:x="7.975cm" svg:y="10.597cm" svg:viewBox="0 0 10 0" draw:points="0,0 10,0">
          <text:p/>
        </draw:polygon>
        <draw:polygon draw:style-name="gr2" draw:text-style-name="P1" draw:layer="layout" svg:width="0.009cm" svg:height="0cm" svg:x="8.03cm" svg:y="10.597cm" svg:viewBox="0 0 10 0" draw:points="0,0 10,0">
          <text:p/>
        </draw:polygon>
        <draw:polygon draw:style-name="gr1" draw:text-style-name="P1" draw:layer="layout" svg:width="0.054cm" svg:height="0.019cm" svg:x="7.98cm" svg:y="10.587cm" svg:viewBox="0 0 55 20" draw:points="0,0 55,0 55,20 0,20">
          <text:p/>
        </draw:polygon>
        <draw:polygon draw:style-name="gr2" draw:text-style-name="P1" draw:layer="layout" svg:width="0.009cm" svg:height="0cm" svg:x="7.975cm" svg:y="10.647cm" svg:viewBox="0 0 10 0" draw:points="0,0 10,0">
          <text:p/>
        </draw:polygon>
        <draw:polygon draw:style-name="gr2" draw:text-style-name="P1" draw:layer="layout" svg:width="0.009cm" svg:height="0cm" svg:x="8.03cm" svg:y="10.647cm" svg:viewBox="0 0 10 0" draw:points="0,0 10,0">
          <text:p/>
        </draw:polygon>
        <draw:polygon draw:style-name="gr1" draw:text-style-name="P1" draw:layer="layout" svg:width="0.054cm" svg:height="0.019cm" svg:x="7.98cm" svg:y="10.637cm" svg:viewBox="0 0 55 20" draw:points="0,0 55,0 55,20 0,20">
          <text:p/>
        </draw:polygon>
        <draw:polygon draw:style-name="gr2" draw:text-style-name="P1" draw:layer="layout" svg:width="0.009cm" svg:height="0cm" svg:x="7.975cm" svg:y="10.697cm" svg:viewBox="0 0 10 0" draw:points="0,0 10,0">
          <text:p/>
        </draw:polygon>
        <draw:polygon draw:style-name="gr2" draw:text-style-name="P1" draw:layer="layout" svg:width="0.009cm" svg:height="0cm" svg:x="8.03cm" svg:y="10.697cm" svg:viewBox="0 0 10 0" draw:points="0,0 10,0">
          <text:p/>
        </draw:polygon>
        <draw:polygon draw:style-name="gr1" draw:text-style-name="P1" draw:layer="layout" svg:width="0.054cm" svg:height="0.019cm" svg:x="7.98cm" svg:y="10.687cm" svg:viewBox="0 0 55 20" draw:points="0,0 55,0 55,20 0,20">
          <text:p/>
        </draw:polygon>
        <draw:polygon draw:style-name="gr2" draw:text-style-name="P1" draw:layer="layout" svg:width="0.009cm" svg:height="0cm" svg:x="7.975cm" svg:y="10.747cm" svg:viewBox="0 0 10 0" draw:points="0,0 10,0">
          <text:p/>
        </draw:polygon>
        <draw:polygon draw:style-name="gr2" draw:text-style-name="P1" draw:layer="layout" svg:width="0.009cm" svg:height="0cm" svg:x="8.03cm" svg:y="10.747cm" svg:viewBox="0 0 10 0" draw:points="0,0 10,0">
          <text:p/>
        </draw:polygon>
        <draw:polygon draw:style-name="gr1" draw:text-style-name="P1" draw:layer="layout" svg:width="0.054cm" svg:height="0.019cm" svg:x="7.98cm" svg:y="10.737cm" svg:viewBox="0 0 55 20" draw:points="0,0 55,0 55,20 0,20">
          <text:p/>
        </draw:polygon>
        <draw:polygon draw:style-name="gr2" draw:text-style-name="P1" draw:layer="layout" svg:width="0.009cm" svg:height="0cm" svg:x="8.077cm" svg:y="10.795cm" svg:viewBox="0 0 10 0" draw:points="0,0 10,0">
          <text:p/>
        </draw:polygon>
        <draw:polygon draw:style-name="gr2" draw:text-style-name="P1" draw:layer="layout" svg:width="0.009cm" svg:height="0cm" svg:x="8.077cm" svg:y="10.85cm" svg:viewBox="0 0 10 0" draw:points="0,0 10,0">
          <text:p/>
        </draw:polygon>
        <draw:polygon draw:style-name="gr1" draw:text-style-name="P1" draw:layer="layout" svg:width="0.019cm" svg:height="0.054cm" svg:x="8.072cm" svg:y="10.795cm" svg:viewBox="0 0 20 55" draw:points="0,0 20,0 20,55 0,55">
          <text:p/>
        </draw:polygon>
        <draw:polygon draw:style-name="gr2" draw:text-style-name="P1" draw:layer="layout" svg:width="0.009cm" svg:height="0cm" svg:x="8.127cm" svg:y="10.795cm" svg:viewBox="0 0 10 0" draw:points="0,0 10,0">
          <text:p/>
        </draw:polygon>
        <draw:polygon draw:style-name="gr2" draw:text-style-name="P1" draw:layer="layout" svg:width="0.009cm" svg:height="0cm" svg:x="8.127cm" svg:y="10.85cm" svg:viewBox="0 0 10 0" draw:points="0,0 10,0">
          <text:p/>
        </draw:polygon>
        <draw:polygon draw:style-name="gr1" draw:text-style-name="P1" draw:layer="layout" svg:width="0.019cm" svg:height="0.054cm" svg:x="8.122cm" svg:y="10.795cm" svg:viewBox="0 0 20 55" draw:points="0,0 20,0 20,55 0,55">
          <text:p/>
        </draw:polygon>
        <draw:polygon draw:style-name="gr2" draw:text-style-name="P1" draw:layer="layout" svg:width="0.009cm" svg:height="0cm" svg:x="8.177cm" svg:y="10.795cm" svg:viewBox="0 0 10 0" draw:points="0,0 10,0">
          <text:p/>
        </draw:polygon>
        <draw:polygon draw:style-name="gr2" draw:text-style-name="P1" draw:layer="layout" svg:width="0.009cm" svg:height="0cm" svg:x="8.177cm" svg:y="10.85cm" svg:viewBox="0 0 10 0" draw:points="0,0 10,0">
          <text:p/>
        </draw:polygon>
        <draw:polygon draw:style-name="gr1" draw:text-style-name="P1" draw:layer="layout" svg:width="0.019cm" svg:height="0.054cm" svg:x="8.172cm" svg:y="10.795cm" svg:viewBox="0 0 20 55" draw:points="0,0 20,0 20,55 0,55">
          <text:p/>
        </draw:polygon>
        <draw:polygon draw:style-name="gr2" draw:text-style-name="P1" draw:layer="layout" svg:width="0.009cm" svg:height="0cm" svg:x="8.227cm" svg:y="10.795cm" svg:viewBox="0 0 10 0" draw:points="0,0 10,0">
          <text:p/>
        </draw:polygon>
        <draw:polygon draw:style-name="gr2" draw:text-style-name="P1" draw:layer="layout" svg:width="0.009cm" svg:height="0cm" svg:x="8.227cm" svg:y="10.85cm" svg:viewBox="0 0 10 0" draw:points="0,0 10,0">
          <text:p/>
        </draw:polygon>
        <draw:polygon draw:style-name="gr1" draw:text-style-name="P1" draw:layer="layout" svg:width="0.019cm" svg:height="0.054cm" svg:x="8.222cm" svg:y="10.795cm" svg:viewBox="0 0 20 55" draw:points="0,0 20,0 20,55 0,55">
          <text:p/>
        </draw:polygon>
        <draw:polygon draw:style-name="gr2" draw:text-style-name="P1" draw:layer="layout" svg:width="0.009cm" svg:height="0cm" svg:x="8.277cm" svg:y="10.795cm" svg:viewBox="0 0 10 0" draw:points="0,0 10,0">
          <text:p/>
        </draw:polygon>
        <draw:polygon draw:style-name="gr2" draw:text-style-name="P1" draw:layer="layout" svg:width="0.009cm" svg:height="0cm" svg:x="8.277cm" svg:y="10.85cm" svg:viewBox="0 0 10 0" draw:points="0,0 10,0">
          <text:p/>
        </draw:polygon>
        <draw:polygon draw:style-name="gr1" draw:text-style-name="P1" draw:layer="layout" svg:width="0.019cm" svg:height="0.054cm" svg:x="8.272cm" svg:y="10.795cm" svg:viewBox="0 0 20 55" draw:points="0,0 20,0 20,55 0,55">
          <text:p/>
        </draw:polygon>
        <draw:polygon draw:style-name="gr2" draw:text-style-name="P1" draw:layer="layout" svg:width="0.009cm" svg:height="0cm" svg:x="8.327cm" svg:y="10.795cm" svg:viewBox="0 0 10 0" draw:points="0,0 10,0">
          <text:p/>
        </draw:polygon>
        <draw:polygon draw:style-name="gr2" draw:text-style-name="P1" draw:layer="layout" svg:width="0.009cm" svg:height="0cm" svg:x="8.327cm" svg:y="10.85cm" svg:viewBox="0 0 10 0" draw:points="0,0 10,0">
          <text:p/>
        </draw:polygon>
        <draw:polygon draw:style-name="gr1" draw:text-style-name="P1" draw:layer="layout" svg:width="0.019cm" svg:height="0.054cm" svg:x="8.322cm" svg:y="10.795cm" svg:viewBox="0 0 20 55" draw:points="0,0 20,0 20,55 0,55">
          <text:p/>
        </draw:polygon>
        <draw:polygon draw:style-name="gr2" draw:text-style-name="P1" draw:layer="layout" svg:width="0.009cm" svg:height="0cm" svg:x="8.375cm" svg:y="10.747cm" svg:viewBox="0 0 10 0" draw:points="0,0 10,0">
          <text:p/>
        </draw:polygon>
        <draw:polygon draw:style-name="gr2" draw:text-style-name="P1" draw:layer="layout" svg:width="0.009cm" svg:height="0cm" svg:x="8.43cm" svg:y="10.747cm" svg:viewBox="0 0 10 0" draw:points="0,0 10,0">
          <text:p/>
        </draw:polygon>
        <draw:polygon draw:style-name="gr1" draw:text-style-name="P1" draw:layer="layout" svg:width="0.054cm" svg:height="0.019cm" svg:x="8.38cm" svg:y="10.737cm" svg:viewBox="0 0 55 20" draw:points="0,0 55,0 55,20 0,20">
          <text:p/>
        </draw:polygon>
        <draw:polygon draw:style-name="gr2" draw:text-style-name="P1" draw:layer="layout" svg:width="0.009cm" svg:height="0cm" svg:x="8.375cm" svg:y="10.697cm" svg:viewBox="0 0 10 0" draw:points="0,0 10,0">
          <text:p/>
        </draw:polygon>
        <draw:polygon draw:style-name="gr2" draw:text-style-name="P1" draw:layer="layout" svg:width="0.009cm" svg:height="0cm" svg:x="8.43cm" svg:y="10.697cm" svg:viewBox="0 0 10 0" draw:points="0,0 10,0">
          <text:p/>
        </draw:polygon>
        <draw:polygon draw:style-name="gr1" draw:text-style-name="P1" draw:layer="layout" svg:width="0.054cm" svg:height="0.019cm" svg:x="8.38cm" svg:y="10.687cm" svg:viewBox="0 0 55 20" draw:points="0,0 55,0 55,20 0,20">
          <text:p/>
        </draw:polygon>
        <draw:polygon draw:style-name="gr2" draw:text-style-name="P1" draw:layer="layout" svg:width="0.009cm" svg:height="0cm" svg:x="8.375cm" svg:y="10.647cm" svg:viewBox="0 0 10 0" draw:points="0,0 10,0">
          <text:p/>
        </draw:polygon>
        <draw:polygon draw:style-name="gr2" draw:text-style-name="P1" draw:layer="layout" svg:width="0.009cm" svg:height="0cm" svg:x="8.43cm" svg:y="10.647cm" svg:viewBox="0 0 10 0" draw:points="0,0 10,0">
          <text:p/>
        </draw:polygon>
        <draw:polygon draw:style-name="gr1" draw:text-style-name="P1" draw:layer="layout" svg:width="0.054cm" svg:height="0.019cm" svg:x="8.38cm" svg:y="10.637cm" svg:viewBox="0 0 55 20" draw:points="0,0 55,0 55,20 0,20">
          <text:p/>
        </draw:polygon>
        <draw:polygon draw:style-name="gr2" draw:text-style-name="P1" draw:layer="layout" svg:width="0.009cm" svg:height="0cm" svg:x="8.375cm" svg:y="10.597cm" svg:viewBox="0 0 10 0" draw:points="0,0 10,0">
          <text:p/>
        </draw:polygon>
        <draw:polygon draw:style-name="gr2" draw:text-style-name="P1" draw:layer="layout" svg:width="0.009cm" svg:height="0cm" svg:x="8.43cm" svg:y="10.597cm" svg:viewBox="0 0 10 0" draw:points="0,0 10,0">
          <text:p/>
        </draw:polygon>
        <draw:polygon draw:style-name="gr1" draw:text-style-name="P1" draw:layer="layout" svg:width="0.054cm" svg:height="0.019cm" svg:x="8.38cm" svg:y="10.587cm" svg:viewBox="0 0 55 20" draw:points="0,0 55,0 55,20 0,20">
          <text:p/>
        </draw:polygon>
        <draw:polygon draw:style-name="gr2" draw:text-style-name="P1" draw:layer="layout" svg:width="0.009cm" svg:height="0cm" svg:x="8.375cm" svg:y="10.547cm" svg:viewBox="0 0 10 0" draw:points="0,0 10,0">
          <text:p/>
        </draw:polygon>
        <draw:polygon draw:style-name="gr2" draw:text-style-name="P1" draw:layer="layout" svg:width="0.009cm" svg:height="0cm" svg:x="8.43cm" svg:y="10.547cm" svg:viewBox="0 0 10 0" draw:points="0,0 10,0">
          <text:p/>
        </draw:polygon>
        <draw:polygon draw:style-name="gr1" draw:text-style-name="P1" draw:layer="layout" svg:width="0.054cm" svg:height="0.019cm" svg:x="8.38cm" svg:y="10.537cm" svg:viewBox="0 0 55 20" draw:points="0,0 55,0 55,20 0,20">
          <text:p/>
        </draw:polygon>
        <draw:polygon draw:style-name="gr2" draw:text-style-name="P1" draw:layer="layout" svg:width="0.009cm" svg:height="0cm" svg:x="8.375cm" svg:y="10.497cm" svg:viewBox="0 0 10 0" draw:points="0,0 10,0">
          <text:p/>
        </draw:polygon>
        <draw:polygon draw:style-name="gr2" draw:text-style-name="P1" draw:layer="layout" svg:width="0.009cm" svg:height="0cm" svg:x="8.43cm" svg:y="10.497cm" svg:viewBox="0 0 10 0" draw:points="0,0 10,0">
          <text:p/>
        </draw:polygon>
        <draw:polygon draw:style-name="gr1" draw:text-style-name="P1" draw:layer="layout" svg:width="0.054cm" svg:height="0.019cm" svg:x="8.38cm" svg:y="10.487cm" svg:viewBox="0 0 55 20" draw:points="0,0 55,0 55,20 0,20">
          <text:p/>
        </draw:polygon>
        <draw:polygon draw:style-name="gr2" draw:text-style-name="P1" draw:layer="layout" svg:width="0.009cm" svg:height="0cm" svg:x="8.327cm" svg:y="10.395cm" svg:viewBox="0 0 10 0" draw:points="0,0 10,0">
          <text:p/>
        </draw:polygon>
        <draw:polygon draw:style-name="gr2" draw:text-style-name="P1" draw:layer="layout" svg:width="0.009cm" svg:height="0cm" svg:x="8.327cm" svg:y="10.45cm" svg:viewBox="0 0 10 0" draw:points="0,0 10,0">
          <text:p/>
        </draw:polygon>
        <draw:polygon draw:style-name="gr1" draw:text-style-name="P1" draw:layer="layout" svg:width="0.019cm" svg:height="0.054cm" svg:x="8.322cm" svg:y="10.395cm" svg:viewBox="0 0 20 55" draw:points="0,0 20,0 20,55 0,55">
          <text:p/>
        </draw:polygon>
        <draw:polygon draw:style-name="gr2" draw:text-style-name="P1" draw:layer="layout" svg:width="0.009cm" svg:height="0cm" svg:x="8.277cm" svg:y="10.395cm" svg:viewBox="0 0 10 0" draw:points="0,0 10,0">
          <text:p/>
        </draw:polygon>
        <draw:polygon draw:style-name="gr2" draw:text-style-name="P1" draw:layer="layout" svg:width="0.009cm" svg:height="0cm" svg:x="8.277cm" svg:y="10.45cm" svg:viewBox="0 0 10 0" draw:points="0,0 10,0">
          <text:p/>
        </draw:polygon>
        <draw:polygon draw:style-name="gr1" draw:text-style-name="P1" draw:layer="layout" svg:width="0.019cm" svg:height="0.054cm" svg:x="8.272cm" svg:y="10.395cm" svg:viewBox="0 0 20 55" draw:points="0,0 20,0 20,55 0,55">
          <text:p/>
        </draw:polygon>
        <draw:polygon draw:style-name="gr2" draw:text-style-name="P1" draw:layer="layout" svg:width="0.009cm" svg:height="0cm" svg:x="8.227cm" svg:y="10.395cm" svg:viewBox="0 0 10 0" draw:points="0,0 10,0">
          <text:p/>
        </draw:polygon>
        <draw:polygon draw:style-name="gr2" draw:text-style-name="P1" draw:layer="layout" svg:width="0.009cm" svg:height="0cm" svg:x="8.227cm" svg:y="10.45cm" svg:viewBox="0 0 10 0" draw:points="0,0 10,0">
          <text:p/>
        </draw:polygon>
        <draw:polygon draw:style-name="gr1" draw:text-style-name="P1" draw:layer="layout" svg:width="0.019cm" svg:height="0.054cm" svg:x="8.222cm" svg:y="10.395cm" svg:viewBox="0 0 20 55" draw:points="0,0 20,0 20,55 0,55">
          <text:p/>
        </draw:polygon>
        <draw:polygon draw:style-name="gr2" draw:text-style-name="P1" draw:layer="layout" svg:width="0.009cm" svg:height="0cm" svg:x="8.177cm" svg:y="10.395cm" svg:viewBox="0 0 10 0" draw:points="0,0 10,0">
          <text:p/>
        </draw:polygon>
        <draw:polygon draw:style-name="gr2" draw:text-style-name="P1" draw:layer="layout" svg:width="0.009cm" svg:height="0cm" svg:x="8.177cm" svg:y="10.45cm" svg:viewBox="0 0 10 0" draw:points="0,0 10,0">
          <text:p/>
        </draw:polygon>
        <draw:polygon draw:style-name="gr1" draw:text-style-name="P1" draw:layer="layout" svg:width="0.019cm" svg:height="0.054cm" svg:x="8.172cm" svg:y="10.395cm" svg:viewBox="0 0 20 55" draw:points="0,0 20,0 20,55 0,55">
          <text:p/>
        </draw:polygon>
        <draw:polygon draw:style-name="gr2" draw:text-style-name="P1" draw:layer="layout" svg:width="0.009cm" svg:height="0cm" svg:x="8.127cm" svg:y="10.395cm" svg:viewBox="0 0 10 0" draw:points="0,0 10,0">
          <text:p/>
        </draw:polygon>
        <draw:polygon draw:style-name="gr2" draw:text-style-name="P1" draw:layer="layout" svg:width="0.009cm" svg:height="0cm" svg:x="8.127cm" svg:y="10.45cm" svg:viewBox="0 0 10 0" draw:points="0,0 10,0">
          <text:p/>
        </draw:polygon>
        <draw:polygon draw:style-name="gr1" draw:text-style-name="P1" draw:layer="layout" svg:width="0.019cm" svg:height="0.054cm" svg:x="8.122cm" svg:y="10.395cm" svg:viewBox="0 0 20 55" draw:points="0,0 20,0 20,55 0,55">
          <text:p/>
        </draw:polygon>
        <draw:polygon draw:style-name="gr2" draw:text-style-name="P1" draw:layer="layout" svg:width="0.009cm" svg:height="0cm" svg:x="8.077cm" svg:y="10.395cm" svg:viewBox="0 0 10 0" draw:points="0,0 10,0">
          <text:p/>
        </draw:polygon>
        <draw:polygon draw:style-name="gr2" draw:text-style-name="P1" draw:layer="layout" svg:width="0.009cm" svg:height="0cm" svg:x="8.077cm" svg:y="10.45cm" svg:viewBox="0 0 10 0" draw:points="0,0 10,0">
          <text:p/>
        </draw:polygon>
        <draw:polygon draw:style-name="gr1" draw:text-style-name="P1" draw:layer="layout" svg:width="0.019cm" svg:height="0.054cm" svg:x="8.072cm" svg:y="10.395cm" svg:viewBox="0 0 20 55" draw:points="0,0 20,0 20,55 0,55">
          <text:p/>
        </draw:polygon>
        <draw:polygon draw:style-name="gr1" draw:text-style-name="P1" draw:layer="layout" svg:width="0.259cm" svg:height="0.259cm" svg:x="8.077cm" svg:y="10.492cm" svg:viewBox="0 0 260 260" draw:points="0,0 260,0 260,260 0,260">
          <text:p/>
        </draw:polygon>
        <draw:polygon draw:style-name="gr1" draw:text-style-name="P1" draw:layer="layout" svg:width="0.094cm" svg:height="0.054cm" svg:x="7.745cm" svg:y="11.692cm" svg:viewBox="0 0 95 55" draw:points="0,0 95,0 95,55 0,55">
          <text:p/>
        </draw:polygon>
        <draw:polygon draw:style-name="gr1" draw:text-style-name="P1" draw:layer="layout" svg:width="0.094cm" svg:height="0.054cm" svg:x="7.745cm" svg:y="11.502cm" svg:viewBox="0 0 95 55" draw:points="0,0 95,0 95,55 0,55">
          <text:p/>
        </draw:polygon>
        <draw:polygon draw:style-name="gr1" draw:text-style-name="P1" draw:layer="layout" svg:width="0.094cm" svg:height="0.054cm" svg:x="7.515cm" svg:y="11.597cm" svg:viewBox="0 0 95 55" draw:points="0,0 95,0 95,55 0,55">
          <text:p/>
        </draw:polygon>
        <draw:polygon draw:style-name="gr1" draw:text-style-name="P1" draw:layer="layout" svg:width="0.138cm" svg:height="0.078cm" svg:x="5.208cm" svg:y="8.489cm" svg:viewBox="0 0 139 79" draw:points="0,0 139,0 139,79 0,79">
          <text:p/>
        </draw:polygon>
        <draw:polygon draw:style-name="gr1" draw:text-style-name="P1" draw:layer="layout" svg:width="0.138cm" svg:height="0.078cm" svg:x="5.208cm" svg:y="8.616cm" svg:viewBox="0 0 139 79" draw:points="0,0 139,0 139,79 0,79">
          <text:p/>
        </draw:polygon>
        <draw:polygon draw:style-name="gr1" draw:text-style-name="P1" draw:layer="layout" svg:width="0.138cm" svg:height="0.078cm" svg:x="5.208cm" svg:y="8.743cm" svg:viewBox="0 0 139 79" draw:points="0,0 139,0 139,79 0,79">
          <text:p/>
        </draw:polygon>
        <draw:polygon draw:style-name="gr1" draw:text-style-name="P1" draw:layer="layout" svg:width="0.138cm" svg:height="0.078cm" svg:x="5.208cm" svg:y="8.87cm" svg:viewBox="0 0 139 79" draw:points="0,0 139,0 139,79 0,79">
          <text:p/>
        </draw:polygon>
        <draw:polygon draw:style-name="gr1" draw:text-style-name="P1" draw:layer="layout" svg:width="0.138cm" svg:height="0.078cm" svg:x="5.208cm" svg:y="8.997cm" svg:viewBox="0 0 139 79" draw:points="0,0 139,0 139,79 0,79">
          <text:p/>
        </draw:polygon>
        <draw:polygon draw:style-name="gr1" draw:text-style-name="P1" draw:layer="layout" svg:width="0.138cm" svg:height="0.078cm" svg:x="5.208cm" svg:y="9.124cm" svg:viewBox="0 0 139 79" draw:points="0,0 139,0 139,79 0,79">
          <text:p/>
        </draw:polygon>
        <draw:polygon draw:style-name="gr1" draw:text-style-name="P1" draw:layer="layout" svg:width="0.138cm" svg:height="0.078cm" svg:x="5.208cm" svg:y="9.251cm" svg:viewBox="0 0 139 79" draw:points="0,0 139,0 139,79 0,79">
          <text:p/>
        </draw:polygon>
        <draw:polygon draw:style-name="gr1" draw:text-style-name="P1" draw:layer="layout" svg:width="0.138cm" svg:height="0.078cm" svg:x="5.208cm" svg:y="9.378cm" svg:viewBox="0 0 139 79" draw:points="0,0 139,0 139,79 0,79">
          <text:p/>
        </draw:polygon>
        <draw:polygon draw:style-name="gr1" draw:text-style-name="P1" draw:layer="layout" svg:width="0.138cm" svg:height="0.078cm" svg:x="5.208cm" svg:y="9.505cm" svg:viewBox="0 0 139 79" draw:points="0,0 139,0 139,79 0,79">
          <text:p/>
        </draw:polygon>
        <draw:polygon draw:style-name="gr1" draw:text-style-name="P1" draw:layer="layout" svg:width="0.138cm" svg:height="0.078cm" svg:x="5.208cm" svg:y="9.632cm" svg:viewBox="0 0 139 79" draw:points="0,0 139,0 139,79 0,79">
          <text:p/>
        </draw:polygon>
        <draw:polygon draw:style-name="gr1" draw:text-style-name="P1" draw:layer="layout" svg:width="0.138cm" svg:height="0.078cm" svg:x="5.208cm" svg:y="9.759cm" svg:viewBox="0 0 139 79" draw:points="0,0 139,0 139,79 0,79">
          <text:p/>
        </draw:polygon>
        <draw:polygon draw:style-name="gr1" draw:text-style-name="P1" draw:layer="layout" svg:width="0.138cm" svg:height="0.078cm" svg:x="5.208cm" svg:y="9.886cm" svg:viewBox="0 0 139 79" draw:points="0,0 139,0 139,79 0,79">
          <text:p/>
        </draw:polygon>
        <draw:polygon draw:style-name="gr1" draw:text-style-name="P1" draw:layer="layout" svg:width="0.138cm" svg:height="0.078cm" svg:x="5.208cm" svg:y="10.013cm" svg:viewBox="0 0 139 79" draw:points="0,0 139,0 139,79 0,79">
          <text:p/>
        </draw:polygon>
        <draw:polygon draw:style-name="gr1" draw:text-style-name="P1" draw:layer="layout" svg:width="0.138cm" svg:height="0.078cm" svg:x="5.208cm" svg:y="10.14cm" svg:viewBox="0 0 139 79" draw:points="0,0 139,0 139,79 0,79">
          <text:p/>
        </draw:polygon>
        <draw:polygon draw:style-name="gr1" draw:text-style-name="P1" draw:layer="layout" svg:width="0.139cm" svg:height="0.079cm" svg:x="5.207cm" svg:y="10.267cm" svg:viewBox="0 0 140 80" draw:points="0,0 140,0 140,80 0,80">
          <text:p/>
        </draw:polygon>
        <draw:polygon draw:style-name="gr1" draw:text-style-name="P1" draw:layer="layout" svg:width="0.139cm" svg:height="0.079cm" svg:x="5.207cm" svg:y="10.394cm" svg:viewBox="0 0 140 80" draw:points="0,0 140,0 140,80 0,80">
          <text:p/>
        </draw:polygon>
        <draw:polygon draw:style-name="gr1" draw:text-style-name="P1" draw:layer="layout" svg:width="0.139cm" svg:height="0.079cm" svg:x="5.207cm" svg:y="10.521cm" svg:viewBox="0 0 140 80" draw:points="0,0 140,0 140,80 0,80">
          <text:p/>
        </draw:polygon>
        <draw:polygon draw:style-name="gr1" draw:text-style-name="P1" draw:layer="layout" svg:width="0.139cm" svg:height="0.079cm" svg:x="5.207cm" svg:y="10.648cm" svg:viewBox="0 0 140 80" draw:points="0,0 140,0 140,80 0,80">
          <text:p/>
        </draw:polygon>
        <draw:polygon draw:style-name="gr1" draw:text-style-name="P1" draw:layer="layout" svg:width="0.139cm" svg:height="0.079cm" svg:x="5.207cm" svg:y="10.775cm" svg:viewBox="0 0 140 80" draw:points="0,0 140,0 140,80 0,80">
          <text:p/>
        </draw:polygon>
        <draw:polygon draw:style-name="gr1" draw:text-style-name="P1" draw:layer="layout" svg:width="0.139cm" svg:height="0.079cm" svg:x="7.06cm" svg:y="10.775cm" svg:viewBox="0 0 140 80" draw:points="0,0 140,0 140,80 0,80">
          <text:p/>
        </draw:polygon>
        <draw:polygon draw:style-name="gr1" draw:text-style-name="P1" draw:layer="layout" svg:width="0.139cm" svg:height="0.079cm" svg:x="7.06cm" svg:y="10.648cm" svg:viewBox="0 0 140 80" draw:points="0,0 140,0 140,80 0,80">
          <text:p/>
        </draw:polygon>
        <draw:polygon draw:style-name="gr1" draw:text-style-name="P1" draw:layer="layout" svg:width="0.139cm" svg:height="0.079cm" svg:x="7.06cm" svg:y="10.521cm" svg:viewBox="0 0 140 80" draw:points="0,0 140,0 140,80 0,80">
          <text:p/>
        </draw:polygon>
        <draw:polygon draw:style-name="gr1" draw:text-style-name="P1" draw:layer="layout" svg:width="0.139cm" svg:height="0.079cm" svg:x="7.06cm" svg:y="10.394cm" svg:viewBox="0 0 140 80" draw:points="0,0 140,0 140,80 0,80">
          <text:p/>
        </draw:polygon>
        <draw:polygon draw:style-name="gr1" draw:text-style-name="P1" draw:layer="layout" svg:width="0.139cm" svg:height="0.079cm" svg:x="7.06cm" svg:y="10.267cm" svg:viewBox="0 0 140 80" draw:points="0,0 140,0 140,80 0,80">
          <text:p/>
        </draw:polygon>
        <draw:polygon draw:style-name="gr1" draw:text-style-name="P1" draw:layer="layout" svg:width="0.139cm" svg:height="0.079cm" svg:x="7.06cm" svg:y="10.14cm" svg:viewBox="0 0 140 80" draw:points="0,0 140,0 140,80 0,80">
          <text:p/>
        </draw:polygon>
        <draw:polygon draw:style-name="gr1" draw:text-style-name="P1" draw:layer="layout" svg:width="0.139cm" svg:height="0.079cm" svg:x="7.06cm" svg:y="10.013cm" svg:viewBox="0 0 140 80" draw:points="0,0 140,0 140,80 0,80">
          <text:p/>
        </draw:polygon>
        <draw:polygon draw:style-name="gr1" draw:text-style-name="P1" draw:layer="layout" svg:width="0.139cm" svg:height="0.079cm" svg:x="7.06cm" svg:y="9.886cm" svg:viewBox="0 0 140 80" draw:points="0,0 140,0 140,80 0,80">
          <text:p/>
        </draw:polygon>
        <draw:polygon draw:style-name="gr1" draw:text-style-name="P1" draw:layer="layout" svg:width="0.139cm" svg:height="0.079cm" svg:x="7.06cm" svg:y="9.759cm" svg:viewBox="0 0 140 80" draw:points="0,0 140,0 140,80 0,80">
          <text:p/>
        </draw:polygon>
        <draw:polygon draw:style-name="gr1" draw:text-style-name="P1" draw:layer="layout" svg:width="0.139cm" svg:height="0.079cm" svg:x="7.06cm" svg:y="9.632cm" svg:viewBox="0 0 140 80" draw:points="0,0 140,0 140,80 0,80">
          <text:p/>
        </draw:polygon>
        <draw:polygon draw:style-name="gr1" draw:text-style-name="P1" draw:layer="layout" svg:width="0.139cm" svg:height="0.079cm" svg:x="7.06cm" svg:y="9.505cm" svg:viewBox="0 0 140 80" draw:points="0,0 140,0 140,80 0,80">
          <text:p/>
        </draw:polygon>
        <draw:polygon draw:style-name="gr1" draw:text-style-name="P1" draw:layer="layout" svg:width="0.139cm" svg:height="0.079cm" svg:x="7.06cm" svg:y="9.378cm" svg:viewBox="0 0 140 80" draw:points="0,0 140,0 140,80 0,80">
          <text:p/>
        </draw:polygon>
        <draw:polygon draw:style-name="gr1" draw:text-style-name="P1" draw:layer="layout" svg:width="0.139cm" svg:height="0.079cm" svg:x="7.06cm" svg:y="9.251cm" svg:viewBox="0 0 140 80" draw:points="0,0 140,0 140,80 0,80">
          <text:p/>
        </draw:polygon>
        <draw:polygon draw:style-name="gr1" draw:text-style-name="P1" draw:layer="layout" svg:width="0.139cm" svg:height="0.079cm" svg:x="7.06cm" svg:y="9.124cm" svg:viewBox="0 0 140 80" draw:points="0,0 140,0 140,80 0,80">
          <text:p/>
        </draw:polygon>
        <draw:polygon draw:style-name="gr1" draw:text-style-name="P1" draw:layer="layout" svg:width="0.139cm" svg:height="0.079cm" svg:x="7.06cm" svg:y="8.997cm" svg:viewBox="0 0 140 80" draw:points="0,0 140,0 140,80 0,80">
          <text:p/>
        </draw:polygon>
        <draw:polygon draw:style-name="gr1" draw:text-style-name="P1" draw:layer="layout" svg:width="0.139cm" svg:height="0.079cm" svg:x="7.06cm" svg:y="8.87cm" svg:viewBox="0 0 140 80" draw:points="0,0 140,0 140,80 0,80">
          <text:p/>
        </draw:polygon>
        <draw:polygon draw:style-name="gr1" draw:text-style-name="P1" draw:layer="layout" svg:width="0.139cm" svg:height="0.079cm" svg:x="7.06cm" svg:y="8.743cm" svg:viewBox="0 0 140 80" draw:points="0,0 140,0 140,80 0,80">
          <text:p/>
        </draw:polygon>
        <draw:polygon draw:style-name="gr1" draw:text-style-name="P1" draw:layer="layout" svg:width="0.139cm" svg:height="0.079cm" svg:x="7.06cm" svg:y="8.616cm" svg:viewBox="0 0 140 80" draw:points="0,0 140,0 140,80 0,80">
          <text:p/>
        </draw:polygon>
        <draw:polygon draw:style-name="gr1" draw:text-style-name="P1" draw:layer="layout" svg:width="0.139cm" svg:height="0.079cm" svg:x="7.06cm" svg:y="8.489cm" svg:viewBox="0 0 140 80" draw:points="0,0 140,0 140,80 0,80">
          <text:p/>
        </draw:polygon>
        <draw:polygon draw:style-name="gr1" draw:text-style-name="P1" draw:layer="layout" svg:width="0.119cm" svg:height="0.139cm" svg:x="8.09cm" svg:y="11.475cm" svg:viewBox="0 0 120 140" draw:points="0,0 120,0 120,140 0,140">
          <text:p/>
        </draw:polygon>
        <draw:polygon draw:style-name="gr1" draw:text-style-name="P1" draw:layer="layout" svg:width="0.119cm" svg:height="0.139cm" svg:x="8.28cm" svg:y="11.475cm" svg:viewBox="0 0 120 140" draw:points="0,0 120,0 120,140 0,140">
          <text:p/>
        </draw:polygon>
        <draw:polygon draw:style-name="gr1" draw:text-style-name="P1" draw:layer="layout" svg:width="0.131cm" svg:height="0.141cm" svg:x="7.449cm" svg:y="10.728cm" svg:viewBox="0 0 132 142" draw:points="0,0 132,0 132,142 0,142">
          <text:p/>
        </draw:polygon>
        <draw:polygon draw:style-name="gr1" draw:text-style-name="P1" draw:layer="layout" svg:width="0.131cm" svg:height="0.141cm" svg:x="7.449cm" svg:y="10.499cm" svg:viewBox="0 0 132 142" draw:points="0,0 132,0 132,142 0,142">
          <text:p/>
        </draw:polygon>
        <draw:polygon draw:style-name="gr1" draw:text-style-name="P1" draw:layer="layout" svg:width="0.131cm" svg:height="0.141cm" svg:x="7.64cm" svg:y="10.728cm" svg:viewBox="0 0 132 142" draw:points="0,0 132,0 132,142 0,142">
          <text:p/>
        </draw:polygon>
        <draw:polygon draw:style-name="gr1" draw:text-style-name="P1" draw:layer="layout" svg:width="0.131cm" svg:height="0.141cm" svg:x="7.64cm" svg:y="10.499cm" svg:viewBox="0 0 132 142" draw:points="0,0 132,0 132,142 0,142">
          <text:p/>
        </draw:polygon>
        <draw:polygon draw:style-name="gr1" draw:text-style-name="P1" draw:layer="layout" svg:width="0.094cm" svg:height="0.054cm" svg:x="7.745cm" svg:y="11.311cm" svg:viewBox="0 0 95 55" draw:points="0,0 95,0 95,55 0,55">
          <text:p/>
        </draw:polygon>
        <draw:polygon draw:style-name="gr1" draw:text-style-name="P1" draw:layer="layout" svg:width="0.094cm" svg:height="0.054cm" svg:x="7.745cm" svg:y="11.121cm" svg:viewBox="0 0 95 55" draw:points="0,0 95,0 95,55 0,55">
          <text:p/>
        </draw:polygon>
        <draw:polygon draw:style-name="gr1" draw:text-style-name="P1" draw:layer="layout" svg:width="0.094cm" svg:height="0.054cm" svg:x="7.515cm" svg:y="11.216cm" svg:viewBox="0 0 95 55" draw:points="0,0 95,0 95,55 0,55">
          <text:p/>
        </draw:polygon>
        <draw:polygon draw:style-name="gr1" draw:text-style-name="P1" draw:layer="layout" svg:width="0.138cm" svg:height="0.119cm" svg:x="3.525cm" svg:y="4.183cm" svg:viewBox="0 0 139 120" draw:points="0,0 139,0 139,120 0,120">
          <text:p/>
        </draw:polygon>
        <draw:polygon draw:style-name="gr1" draw:text-style-name="P1" draw:layer="layout" svg:width="0.138cm" svg:height="0.119cm" svg:x="3.525cm" svg:y="3.993cm" svg:viewBox="0 0 139 120" draw:points="0,0 139,0 139,120 0,120">
          <text:p/>
        </draw:polygon>
        <draw:polygon draw:style-name="gr1" draw:text-style-name="P1" draw:layer="layout" svg:width="0.054cm" svg:height="0.094cm" svg:x="3.662cm" svg:y="3.401cm" svg:viewBox="0 0 55 95" draw:points="0,0 55,0 55,95 0,95">
          <text:p/>
        </draw:polygon>
        <draw:polygon draw:style-name="gr1" draw:text-style-name="P1" draw:layer="layout" svg:width="0.054cm" svg:height="0.094cm" svg:x="3.852cm" svg:y="3.401cm" svg:viewBox="0 0 55 95" draw:points="0,0 55,0 55,95 0,95">
          <text:p/>
        </draw:polygon>
        <draw:polygon draw:style-name="gr1" draw:text-style-name="P1" draw:layer="layout" svg:width="0.054cm" svg:height="0.093cm" svg:x="3.757cm" svg:y="3.172cm" svg:viewBox="0 0 55 94" draw:points="0,0 55,0 55,94 0,94">
          <text:p/>
        </draw:polygon>
        <draw:polygon draw:style-name="gr1" draw:text-style-name="P1" draw:layer="layout" svg:width="0.054cm" svg:height="0.094cm" svg:x="3.265cm" svg:y="3.671cm" svg:viewBox="0 0 55 95" draw:points="0,0 55,0 55,95 0,95">
          <text:p/>
        </draw:polygon>
        <draw:polygon draw:style-name="gr1" draw:text-style-name="P1" draw:layer="layout" svg:width="0.054cm" svg:height="0.094cm" svg:x="3.455cm" svg:y="3.671cm" svg:viewBox="0 0 55 95" draw:points="0,0 55,0 55,95 0,95">
          <text:p/>
        </draw:polygon>
        <draw:polygon draw:style-name="gr1" draw:text-style-name="P1" draw:layer="layout" svg:width="0.054cm" svg:height="0.094cm" svg:x="3.36cm" svg:y="3.441cm" svg:viewBox="0 0 55 95" draw:points="0,0 55,0 55,95 0,95">
          <text:p/>
        </draw:polygon>
        <draw:polygon draw:style-name="gr1" draw:text-style-name="P1" draw:layer="layout" svg:width="0.119cm" svg:height="0.139cm" svg:x="3.646cm" svg:y="3.681cm" svg:viewBox="0 0 120 140" draw:points="0,0 120,0 120,140 0,140">
          <text:p/>
        </draw:polygon>
        <draw:polygon draw:style-name="gr1" draw:text-style-name="P1" draw:layer="layout" svg:width="0.119cm" svg:height="0.139cm" svg:x="3.836cm" svg:y="3.681cm" svg:viewBox="0 0 120 140" draw:points="0,0 120,0 120,140 0,140">
          <text:p/>
        </draw:polygon>
        <draw:polygon draw:style-name="gr1" draw:text-style-name="P1" draw:layer="layout" svg:width="0.139cm" svg:height="0.119cm" svg:x="3.318cm" svg:y="4.183cm" svg:viewBox="0 0 140 120" draw:points="0,0 140,0 140,120 0,120">
          <text:p/>
        </draw:polygon>
        <draw:polygon draw:style-name="gr1" draw:text-style-name="P1" draw:layer="layout" svg:width="0.139cm" svg:height="0.119cm" svg:x="3.318cm" svg:y="3.993cm" svg:viewBox="0 0 140 120" draw:points="0,0 140,0 140,120 0,120">
          <text:p/>
        </draw:polygon>
        <draw:polygon draw:style-name="gr1" draw:text-style-name="P1" draw:layer="layout" svg:width="0.139cm" svg:height="0.119cm" svg:x="3.747cm" svg:y="4.183cm" svg:viewBox="0 0 140 120" draw:points="0,0 140,0 140,120 0,120">
          <text:p/>
        </draw:polygon>
        <draw:polygon draw:style-name="gr1" draw:text-style-name="P1" draw:layer="layout" svg:width="0.139cm" svg:height="0.119cm" svg:x="3.747cm" svg:y="3.993cm" svg:viewBox="0 0 140 120" draw:points="0,0 140,0 140,120 0,120">
          <text:p/>
        </draw:polygon>
        <draw:polygon draw:style-name="gr1" draw:text-style-name="P1" draw:layer="layout" svg:width="0.139cm" svg:height="0.119cm" svg:x="3.096cm" svg:y="4.183cm" svg:viewBox="0 0 140 120" draw:points="0,0 140,0 140,120 0,120">
          <text:p/>
        </draw:polygon>
        <draw:polygon draw:style-name="gr1" draw:text-style-name="P1" draw:layer="layout" svg:width="0.139cm" svg:height="0.119cm" svg:x="3.096cm" svg:y="3.993cm" svg:viewBox="0 0 140 120" draw:points="0,0 140,0 140,120 0,120">
          <text:p/>
        </draw:polygon>
        <draw:polygon draw:style-name="gr1" draw:text-style-name="P1" draw:layer="layout" svg:width="0.119cm" svg:height="0.139cm" svg:x="3.265cm" svg:y="3.22cm" svg:viewBox="0 0 120 140" draw:points="0,0 120,0 120,140 0,140">
          <text:p/>
        </draw:polygon>
        <draw:polygon draw:style-name="gr1" draw:text-style-name="P1" draw:layer="layout" svg:width="0.119cm" svg:height="0.139cm" svg:x="3.455cm" svg:y="3.22cm" svg:viewBox="0 0 120 140" draw:points="0,0 120,0 120,140 0,140">
          <text:p/>
        </draw:polygon>
        <draw:polygon draw:style-name="gr1" draw:text-style-name="P1" draw:layer="layout" svg:width="0.139cm" svg:height="0.119cm" svg:x="4.477cm" svg:y="4.183cm" svg:viewBox="0 0 140 120" draw:points="0,0 140,0 140,120 0,120">
          <text:p/>
        </draw:polygon>
        <draw:polygon draw:style-name="gr1" draw:text-style-name="P1" draw:layer="layout" svg:width="0.139cm" svg:height="0.119cm" svg:x="4.477cm" svg:y="3.993cm" svg:viewBox="0 0 140 120" draw:points="0,0 140,0 140,120 0,120">
          <text:p/>
        </draw:polygon>
        <draw:polygon draw:style-name="gr1" draw:text-style-name="P1" draw:layer="layout" svg:width="0.054cm" svg:height="0.094cm" svg:x="4.567cm" svg:y="3.401cm" svg:viewBox="0 0 55 95" draw:points="0,0 55,0 55,95 0,95">
          <text:p/>
        </draw:polygon>
        <draw:polygon draw:style-name="gr1" draw:text-style-name="P1" draw:layer="layout" svg:width="0.054cm" svg:height="0.094cm" svg:x="4.757cm" svg:y="3.401cm" svg:viewBox="0 0 55 95" draw:points="0,0 55,0 55,95 0,95">
          <text:p/>
        </draw:polygon>
        <draw:polygon draw:style-name="gr1" draw:text-style-name="P1" draw:layer="layout" svg:width="0.054cm" svg:height="0.093cm" svg:x="4.662cm" svg:y="3.172cm" svg:viewBox="0 0 55 94" draw:points="0,0 55,0 55,94 0,94">
          <text:p/>
        </draw:polygon>
        <draw:polygon draw:style-name="gr1" draw:text-style-name="P1" draw:layer="layout" svg:width="0.054cm" svg:height="0.094cm" svg:x="4.202cm" svg:y="3.671cm" svg:viewBox="0 0 55 95" draw:points="0,0 55,0 55,95 0,95">
          <text:p/>
        </draw:polygon>
        <draw:polygon draw:style-name="gr1" draw:text-style-name="P1" draw:layer="layout" svg:width="0.054cm" svg:height="0.094cm" svg:x="4.392cm" svg:y="3.671cm" svg:viewBox="0 0 55 95" draw:points="0,0 55,0 55,95 0,95">
          <text:p/>
        </draw:polygon>
        <draw:polygon draw:style-name="gr1" draw:text-style-name="P1" draw:layer="layout" svg:width="0.054cm" svg:height="0.094cm" svg:x="4.297cm" svg:y="3.441cm" svg:viewBox="0 0 55 95" draw:points="0,0 55,0 55,95 0,95">
          <text:p/>
        </draw:polygon>
        <draw:polygon draw:style-name="gr1" draw:text-style-name="P1" draw:layer="layout" svg:width="0.119cm" svg:height="0.139cm" svg:x="4.551cm" svg:y="3.681cm" svg:viewBox="0 0 120 140" draw:points="0,0 120,0 120,140 0,140">
          <text:p/>
        </draw:polygon>
        <draw:polygon draw:style-name="gr1" draw:text-style-name="P1" draw:layer="layout" svg:width="0.119cm" svg:height="0.139cm" svg:x="4.741cm" svg:y="3.681cm" svg:viewBox="0 0 120 140" draw:points="0,0 120,0 120,140 0,140">
          <text:p/>
        </draw:polygon>
        <draw:polygon draw:style-name="gr1" draw:text-style-name="P1" draw:layer="layout" svg:width="0.139cm" svg:height="0.119cm" svg:x="4.255cm" svg:y="4.183cm" svg:viewBox="0 0 140 120" draw:points="0,0 140,0 140,120 0,120">
          <text:p/>
        </draw:polygon>
        <draw:polygon draw:style-name="gr1" draw:text-style-name="P1" draw:layer="layout" svg:width="0.139cm" svg:height="0.119cm" svg:x="4.255cm" svg:y="3.993cm" svg:viewBox="0 0 140 120" draw:points="0,0 140,0 140,120 0,120">
          <text:p/>
        </draw:polygon>
        <draw:polygon draw:style-name="gr1" draw:text-style-name="P1" draw:layer="layout" svg:width="0.138cm" svg:height="0.119cm" svg:x="4.7cm" svg:y="4.183cm" svg:viewBox="0 0 139 120" draw:points="0,0 139,0 139,120 0,120">
          <text:p/>
        </draw:polygon>
        <draw:polygon draw:style-name="gr1" draw:text-style-name="P1" draw:layer="layout" svg:width="0.138cm" svg:height="0.119cm" svg:x="4.7cm" svg:y="3.993cm" svg:viewBox="0 0 139 120" draw:points="0,0 139,0 139,120 0,120">
          <text:p/>
        </draw:polygon>
        <draw:polygon draw:style-name="gr1" draw:text-style-name="P1" draw:layer="layout" svg:width="0.138cm" svg:height="0.119cm" svg:x="4.033cm" svg:y="4.183cm" svg:viewBox="0 0 139 120" draw:points="0,0 139,0 139,120 0,120">
          <text:p/>
        </draw:polygon>
        <draw:polygon draw:style-name="gr1" draw:text-style-name="P1" draw:layer="layout" svg:width="0.138cm" svg:height="0.119cm" svg:x="4.033cm" svg:y="3.993cm" svg:viewBox="0 0 139 120" draw:points="0,0 139,0 139,120 0,120">
          <text:p/>
        </draw:polygon>
        <draw:polygon draw:style-name="gr1" draw:text-style-name="P1" draw:layer="layout" svg:width="0.118cm" svg:height="0.139cm" svg:x="4.186cm" svg:y="3.22cm" svg:viewBox="0 0 119 140" draw:points="0,0 119,0 119,140 0,140">
          <text:p/>
        </draw:polygon>
        <draw:polygon draw:style-name="gr1" draw:text-style-name="P1" draw:layer="layout" svg:width="0.118cm" svg:height="0.139cm" svg:x="4.376cm" svg:y="3.22cm" svg:viewBox="0 0 119 140" draw:points="0,0 119,0 119,140 0,140">
          <text:p/>
        </draw:polygon>
        <draw:polygon draw:style-name="gr1" draw:text-style-name="P1" draw:layer="layout" svg:width="0.139cm" svg:height="0.119cm" svg:x="5.382cm" svg:y="4.183cm" svg:viewBox="0 0 140 120" draw:points="0,0 140,0 140,120 0,120">
          <text:p/>
        </draw:polygon>
        <draw:polygon draw:style-name="gr1" draw:text-style-name="P1" draw:layer="layout" svg:width="0.139cm" svg:height="0.119cm" svg:x="5.382cm" svg:y="3.993cm" svg:viewBox="0 0 140 120" draw:points="0,0 140,0 140,120 0,120">
          <text:p/>
        </draw:polygon>
        <draw:polygon draw:style-name="gr1" draw:text-style-name="P1" draw:layer="layout" svg:width="0.054cm" svg:height="0.094cm" svg:x="5.472cm" svg:y="3.401cm" svg:viewBox="0 0 55 95" draw:points="0,0 55,0 55,95 0,95">
          <text:p/>
        </draw:polygon>
        <draw:polygon draw:style-name="gr1" draw:text-style-name="P1" draw:layer="layout" svg:width="0.054cm" svg:height="0.094cm" svg:x="5.662cm" svg:y="3.401cm" svg:viewBox="0 0 55 95" draw:points="0,0 55,0 55,95 0,95">
          <text:p/>
        </draw:polygon>
        <draw:polygon draw:style-name="gr1" draw:text-style-name="P1" draw:layer="layout" svg:width="0.054cm" svg:height="0.093cm" svg:x="5.567cm" svg:y="3.172cm" svg:viewBox="0 0 55 94" draw:points="0,0 55,0 55,94 0,94">
          <text:p/>
        </draw:polygon>
        <draw:polygon draw:style-name="gr1" draw:text-style-name="P1" draw:layer="layout" svg:width="0.054cm" svg:height="0.094cm" svg:x="5.091cm" svg:y="3.671cm" svg:viewBox="0 0 55 95" draw:points="0,0 55,0 55,95 0,95">
          <text:p/>
        </draw:polygon>
        <draw:polygon draw:style-name="gr1" draw:text-style-name="P1" draw:layer="layout" svg:width="0.054cm" svg:height="0.094cm" svg:x="5.281cm" svg:y="3.671cm" svg:viewBox="0 0 55 95" draw:points="0,0 55,0 55,95 0,95">
          <text:p/>
        </draw:polygon>
        <draw:polygon draw:style-name="gr1" draw:text-style-name="P1" draw:layer="layout" svg:width="0.054cm" svg:height="0.094cm" svg:x="5.186cm" svg:y="3.441cm" svg:viewBox="0 0 55 95" draw:points="0,0 55,0 55,95 0,95">
          <text:p/>
        </draw:polygon>
        <draw:polygon draw:style-name="gr1" draw:text-style-name="P1" draw:layer="layout" svg:width="0.119cm" svg:height="0.139cm" svg:x="5.456cm" svg:y="3.681cm" svg:viewBox="0 0 120 140" draw:points="0,0 120,0 120,140 0,140">
          <text:p/>
        </draw:polygon>
        <draw:polygon draw:style-name="gr1" draw:text-style-name="P1" draw:layer="layout" svg:width="0.119cm" svg:height="0.139cm" svg:x="5.646cm" svg:y="3.681cm" svg:viewBox="0 0 120 140" draw:points="0,0 120,0 120,140 0,140">
          <text:p/>
        </draw:polygon>
        <draw:polygon draw:style-name="gr1" draw:text-style-name="P1" draw:layer="layout" svg:width="0.139cm" svg:height="0.119cm" svg:x="5.16cm" svg:y="4.183cm" svg:viewBox="0 0 140 120" draw:points="0,0 140,0 140,120 0,120">
          <text:p/>
        </draw:polygon>
        <draw:polygon draw:style-name="gr1" draw:text-style-name="P1" draw:layer="layout" svg:width="0.139cm" svg:height="0.119cm" svg:x="5.16cm" svg:y="3.993cm" svg:viewBox="0 0 140 120" draw:points="0,0 140,0 140,120 0,120">
          <text:p/>
        </draw:polygon>
        <draw:polygon draw:style-name="gr1" draw:text-style-name="P1" draw:layer="layout" svg:width="0.138cm" svg:height="0.119cm" svg:x="5.605cm" svg:y="4.183cm" svg:viewBox="0 0 139 120" draw:points="0,0 139,0 139,120 0,120">
          <text:p/>
        </draw:polygon>
        <draw:polygon draw:style-name="gr1" draw:text-style-name="P1" draw:layer="layout" svg:width="0.138cm" svg:height="0.119cm" svg:x="5.605cm" svg:y="3.993cm" svg:viewBox="0 0 139 120" draw:points="0,0 139,0 139,120 0,120">
          <text:p/>
        </draw:polygon>
        <draw:polygon draw:style-name="gr1" draw:text-style-name="P1" draw:layer="layout" svg:width="0.138cm" svg:height="0.119cm" svg:x="4.954cm" svg:y="4.183cm" svg:viewBox="0 0 139 120" draw:points="0,0 139,0 139,120 0,120">
          <text:p/>
        </draw:polygon>
        <draw:polygon draw:style-name="gr1" draw:text-style-name="P1" draw:layer="layout" svg:width="0.138cm" svg:height="0.119cm" svg:x="4.954cm" svg:y="3.993cm" svg:viewBox="0 0 139 120" draw:points="0,0 139,0 139,120 0,120">
          <text:p/>
        </draw:polygon>
        <draw:polygon draw:style-name="gr1" draw:text-style-name="P1" draw:layer="layout" svg:width="0.119cm" svg:height="0.139cm" svg:x="5.09cm" svg:y="3.22cm" svg:viewBox="0 0 120 140" draw:points="0,0 120,0 120,140 0,140">
          <text:p/>
        </draw:polygon>
        <draw:polygon draw:style-name="gr1" draw:text-style-name="P1" draw:layer="layout" svg:width="0.118cm" svg:height="0.139cm" svg:x="5.281cm" svg:y="3.22cm" svg:viewBox="0 0 119 140" draw:points="0,0 119,0 119,140 0,140">
          <text:p/>
        </draw:polygon>
        <draw:polygon draw:style-name="gr1" draw:text-style-name="P1" draw:layer="layout" svg:width="0.139cm" svg:height="0.119cm" svg:x="6.271cm" svg:y="4.183cm" svg:viewBox="0 0 140 120" draw:points="0,0 140,0 140,120 0,120">
          <text:p/>
        </draw:polygon>
        <draw:polygon draw:style-name="gr1" draw:text-style-name="P1" draw:layer="layout" svg:width="0.139cm" svg:height="0.119cm" svg:x="6.271cm" svg:y="3.993cm" svg:viewBox="0 0 140 120" draw:points="0,0 140,0 140,120 0,120">
          <text:p/>
        </draw:polygon>
        <draw:polygon draw:style-name="gr1" draw:text-style-name="P1" draw:layer="layout" svg:width="0.054cm" svg:height="0.094cm" svg:x="6.377cm" svg:y="3.401cm" svg:viewBox="0 0 55 95" draw:points="0,0 55,0 55,95 0,95">
          <text:p/>
        </draw:polygon>
        <draw:polygon draw:style-name="gr1" draw:text-style-name="P1" draw:layer="layout" svg:width="0.054cm" svg:height="0.094cm" svg:x="6.567cm" svg:y="3.401cm" svg:viewBox="0 0 55 95" draw:points="0,0 55,0 55,95 0,95">
          <text:p/>
        </draw:polygon>
        <draw:polygon draw:style-name="gr1" draw:text-style-name="P1" draw:layer="layout" svg:width="0.054cm" svg:height="0.093cm" svg:x="6.472cm" svg:y="3.172cm" svg:viewBox="0 0 55 94" draw:points="0,0 55,0 55,94 0,94">
          <text:p/>
        </draw:polygon>
        <draw:polygon draw:style-name="gr1" draw:text-style-name="P1" draw:layer="layout" svg:width="0.054cm" svg:height="0.094cm" svg:x="5.996cm" svg:y="3.671cm" svg:viewBox="0 0 55 95" draw:points="0,0 55,0 55,95 0,95">
          <text:p/>
        </draw:polygon>
        <draw:polygon draw:style-name="gr1" draw:text-style-name="P1" draw:layer="layout" svg:width="0.054cm" svg:height="0.094cm" svg:x="6.186cm" svg:y="3.671cm" svg:viewBox="0 0 55 95" draw:points="0,0 55,0 55,95 0,95">
          <text:p/>
        </draw:polygon>
        <draw:polygon draw:style-name="gr1" draw:text-style-name="P1" draw:layer="layout" svg:width="0.054cm" svg:height="0.094cm" svg:x="6.091cm" svg:y="3.441cm" svg:viewBox="0 0 55 95" draw:points="0,0 55,0 55,95 0,95">
          <text:p/>
        </draw:polygon>
        <draw:polygon draw:style-name="gr1" draw:text-style-name="P1" draw:layer="layout" svg:width="0.119cm" svg:height="0.139cm" svg:x="6.361cm" svg:y="3.681cm" svg:viewBox="0 0 120 140" draw:points="0,0 120,0 120,140 0,140">
          <text:p/>
        </draw:polygon>
        <draw:polygon draw:style-name="gr1" draw:text-style-name="P1" draw:layer="layout" svg:width="0.119cm" svg:height="0.139cm" svg:x="6.551cm" svg:y="3.681cm" svg:viewBox="0 0 120 140" draw:points="0,0 120,0 120,140 0,140">
          <text:p/>
        </draw:polygon>
        <draw:polygon draw:style-name="gr1" draw:text-style-name="P1" draw:layer="layout" svg:width="0.139cm" svg:height="0.119cm" svg:x="6.065cm" svg:y="4.183cm" svg:viewBox="0 0 140 120" draw:points="0,0 140,0 140,120 0,120">
          <text:p/>
        </draw:polygon>
        <draw:polygon draw:style-name="gr1" draw:text-style-name="P1" draw:layer="layout" svg:width="0.139cm" svg:height="0.119cm" svg:x="6.065cm" svg:y="3.993cm" svg:viewBox="0 0 140 120" draw:points="0,0 140,0 140,120 0,120">
          <text:p/>
        </draw:polygon>
        <draw:polygon draw:style-name="gr1" draw:text-style-name="P1" draw:layer="layout" svg:width="0.138cm" svg:height="0.119cm" svg:x="6.478cm" svg:y="4.183cm" svg:viewBox="0 0 139 120" draw:points="0,0 139,0 139,120 0,120">
          <text:p/>
        </draw:polygon>
        <draw:polygon draw:style-name="gr1" draw:text-style-name="P1" draw:layer="layout" svg:width="0.138cm" svg:height="0.119cm" svg:x="6.478cm" svg:y="3.993cm" svg:viewBox="0 0 139 120" draw:points="0,0 139,0 139,120 0,120">
          <text:p/>
        </draw:polygon>
        <draw:polygon draw:style-name="gr1" draw:text-style-name="P1" draw:layer="layout" svg:width="0.138cm" svg:height="0.119cm" svg:x="5.859cm" svg:y="4.183cm" svg:viewBox="0 0 139 120" draw:points="0,0 139,0 139,120 0,120">
          <text:p/>
        </draw:polygon>
        <draw:polygon draw:style-name="gr1" draw:text-style-name="P1" draw:layer="layout" svg:width="0.138cm" svg:height="0.119cm" svg:x="5.859cm" svg:y="3.993cm" svg:viewBox="0 0 139 120" draw:points="0,0 139,0 139,120 0,120">
          <text:p/>
        </draw:polygon>
        <draw:polygon draw:style-name="gr1" draw:text-style-name="P1" draw:layer="layout" svg:width="0.119cm" svg:height="0.139cm" svg:x="5.995cm" svg:y="3.22cm" svg:viewBox="0 0 120 140" draw:points="0,0 120,0 120,140 0,140">
          <text:p/>
        </draw:polygon>
        <draw:polygon draw:style-name="gr1" draw:text-style-name="P1" draw:layer="layout" svg:width="0.119cm" svg:height="0.139cm" svg:x="6.185cm" svg:y="3.22cm" svg:viewBox="0 0 120 140" draw:points="0,0 120,0 120,140 0,140">
          <text:p/>
        </draw:polygon>
        <draw:polygon draw:style-name="gr1" draw:text-style-name="P1" draw:layer="layout" svg:width="0.139cm" svg:height="0.119cm" svg:x="7.175cm" svg:y="4.183cm" svg:viewBox="0 0 140 120" draw:points="0,0 140,0 140,120 0,120">
          <text:p/>
        </draw:polygon>
        <draw:polygon draw:style-name="gr1" draw:text-style-name="P1" draw:layer="layout" svg:width="0.139cm" svg:height="0.119cm" svg:x="7.175cm" svg:y="3.993cm" svg:viewBox="0 0 140 120" draw:points="0,0 140,0 140,120 0,120">
          <text:p/>
        </draw:polygon>
        <draw:polygon draw:style-name="gr1" draw:text-style-name="P1" draw:layer="layout" svg:width="0.054cm" svg:height="0.094cm" svg:x="7.281cm" svg:y="3.401cm" svg:viewBox="0 0 55 95" draw:points="0,0 55,0 55,95 0,95">
          <text:p/>
        </draw:polygon>
        <draw:polygon draw:style-name="gr1" draw:text-style-name="P1" draw:layer="layout" svg:width="0.054cm" svg:height="0.094cm" svg:x="7.471cm" svg:y="3.401cm" svg:viewBox="0 0 55 95" draw:points="0,0 55,0 55,95 0,95">
          <text:p/>
        </draw:polygon>
        <draw:polygon draw:style-name="gr1" draw:text-style-name="P1" draw:layer="layout" svg:width="0.054cm" svg:height="0.093cm" svg:x="7.376cm" svg:y="3.172cm" svg:viewBox="0 0 55 94" draw:points="0,0 55,0 55,94 0,94">
          <text:p/>
        </draw:polygon>
        <draw:polygon draw:style-name="gr1" draw:text-style-name="P1" draw:layer="layout" svg:width="0.054cm" svg:height="0.094cm" svg:x="6.9cm" svg:y="3.671cm" svg:viewBox="0 0 55 95" draw:points="0,0 55,0 55,95 0,95">
          <text:p/>
        </draw:polygon>
        <draw:polygon draw:style-name="gr1" draw:text-style-name="P1" draw:layer="layout" svg:width="0.054cm" svg:height="0.094cm" svg:x="7.09cm" svg:y="3.671cm" svg:viewBox="0 0 55 95" draw:points="0,0 55,0 55,95 0,95">
          <text:p/>
        </draw:polygon>
        <draw:polygon draw:style-name="gr1" draw:text-style-name="P1" draw:layer="layout" svg:width="0.054cm" svg:height="0.094cm" svg:x="6.995cm" svg:y="3.441cm" svg:viewBox="0 0 55 95" draw:points="0,0 55,0 55,95 0,95">
          <text:p/>
        </draw:polygon>
        <draw:polygon draw:style-name="gr1" draw:text-style-name="P1" draw:layer="layout" svg:width="0.119cm" svg:height="0.139cm" svg:x="7.265cm" svg:y="3.681cm" svg:viewBox="0 0 120 140" draw:points="0,0 120,0 120,140 0,140">
          <text:p/>
        </draw:polygon>
        <draw:polygon draw:style-name="gr1" draw:text-style-name="P1" draw:layer="layout" svg:width="0.119cm" svg:height="0.139cm" svg:x="7.455cm" svg:y="3.681cm" svg:viewBox="0 0 120 140" draw:points="0,0 120,0 120,140 0,140">
          <text:p/>
        </draw:polygon>
        <draw:polygon draw:style-name="gr1" draw:text-style-name="P1" draw:layer="layout" svg:width="0.139cm" svg:height="0.119cm" svg:x="6.953cm" svg:y="4.183cm" svg:viewBox="0 0 140 120" draw:points="0,0 140,0 140,120 0,120">
          <text:p/>
        </draw:polygon>
        <draw:polygon draw:style-name="gr1" draw:text-style-name="P1" draw:layer="layout" svg:width="0.139cm" svg:height="0.119cm" svg:x="6.953cm" svg:y="3.993cm" svg:viewBox="0 0 140 120" draw:points="0,0 140,0 140,120 0,120">
          <text:p/>
        </draw:polygon>
        <draw:polygon draw:style-name="gr1" draw:text-style-name="P1" draw:layer="layout" svg:width="0.138cm" svg:height="0.119cm" svg:x="7.398cm" svg:y="4.183cm" svg:viewBox="0 0 139 120" draw:points="0,0 139,0 139,120 0,120">
          <text:p/>
        </draw:polygon>
        <draw:polygon draw:style-name="gr1" draw:text-style-name="P1" draw:layer="layout" svg:width="0.138cm" svg:height="0.119cm" svg:x="7.398cm" svg:y="3.993cm" svg:viewBox="0 0 139 120" draw:points="0,0 139,0 139,120 0,120">
          <text:p/>
        </draw:polygon>
        <draw:polygon draw:style-name="gr1" draw:text-style-name="P1" draw:layer="layout" svg:width="0.138cm" svg:height="0.119cm" svg:x="6.747cm" svg:y="4.183cm" svg:viewBox="0 0 139 120" draw:points="0,0 139,0 139,120 0,120">
          <text:p/>
        </draw:polygon>
        <draw:polygon draw:style-name="gr1" draw:text-style-name="P1" draw:layer="layout" svg:width="0.138cm" svg:height="0.119cm" svg:x="6.747cm" svg:y="3.993cm" svg:viewBox="0 0 139 120" draw:points="0,0 139,0 139,120 0,120">
          <text:p/>
        </draw:polygon>
        <draw:polygon draw:style-name="gr1" draw:text-style-name="P1" draw:layer="layout" svg:width="0.119cm" svg:height="0.139cm" svg:x="6.899cm" svg:y="3.22cm" svg:viewBox="0 0 120 140" draw:points="0,0 120,0 120,140 0,140">
          <text:p/>
        </draw:polygon>
        <draw:polygon draw:style-name="gr1" draw:text-style-name="P1" draw:layer="layout" svg:width="0.119cm" svg:height="0.139cm" svg:x="7.089cm" svg:y="3.22cm" svg:viewBox="0 0 120 140" draw:points="0,0 120,0 120,140 0,140">
          <text:p/>
        </draw:polygon>
        <draw:polygon draw:style-name="gr1" draw:text-style-name="P1" draw:layer="layout" svg:width="0.139cm" svg:height="0.119cm" svg:x="8.112cm" svg:y="4.183cm" svg:viewBox="0 0 140 120" draw:points="0,0 140,0 140,120 0,120">
          <text:p/>
        </draw:polygon>
        <draw:polygon draw:style-name="gr1" draw:text-style-name="P1" draw:layer="layout" svg:width="0.139cm" svg:height="0.119cm" svg:x="8.112cm" svg:y="3.993cm" svg:viewBox="0 0 140 120" draw:points="0,0 140,0 140,120 0,120">
          <text:p/>
        </draw:polygon>
        <draw:polygon draw:style-name="gr1" draw:text-style-name="P1" draw:layer="layout" svg:width="0.054cm" svg:height="0.094cm" svg:x="8.186cm" svg:y="3.401cm" svg:viewBox="0 0 55 95" draw:points="0,0 55,0 55,95 0,95">
          <text:p/>
        </draw:polygon>
        <draw:polygon draw:style-name="gr1" draw:text-style-name="P1" draw:layer="layout" svg:width="0.054cm" svg:height="0.094cm" svg:x="8.376cm" svg:y="3.401cm" svg:viewBox="0 0 55 95" draw:points="0,0 55,0 55,95 0,95">
          <text:p/>
        </draw:polygon>
        <draw:polygon draw:style-name="gr1" draw:text-style-name="P1" draw:layer="layout" svg:width="0.054cm" svg:height="0.093cm" svg:x="8.281cm" svg:y="3.172cm" svg:viewBox="0 0 55 94" draw:points="0,0 55,0 55,94 0,94">
          <text:p/>
        </draw:polygon>
        <draw:polygon draw:style-name="gr1" draw:text-style-name="P1" draw:layer="layout" svg:width="0.054cm" svg:height="0.094cm" svg:x="7.805cm" svg:y="3.671cm" svg:viewBox="0 0 55 95" draw:points="0,0 55,0 55,95 0,95">
          <text:p/>
        </draw:polygon>
        <draw:polygon draw:style-name="gr1" draw:text-style-name="P1" draw:layer="layout" svg:width="0.054cm" svg:height="0.094cm" svg:x="7.995cm" svg:y="3.671cm" svg:viewBox="0 0 55 95" draw:points="0,0 55,0 55,95 0,95">
          <text:p/>
        </draw:polygon>
        <draw:polygon draw:style-name="gr1" draw:text-style-name="P1" draw:layer="layout" svg:width="0.054cm" svg:height="0.094cm" svg:x="7.9cm" svg:y="3.441cm" svg:viewBox="0 0 55 95" draw:points="0,0 55,0 55,95 0,95">
          <text:p/>
        </draw:polygon>
        <draw:polygon draw:style-name="gr1" draw:text-style-name="P1" draw:layer="layout" svg:width="0.119cm" svg:height="0.139cm" svg:x="8.17cm" svg:y="3.681cm" svg:viewBox="0 0 120 140" draw:points="0,0 120,0 120,140 0,140">
          <text:p/>
        </draw:polygon>
        <draw:polygon draw:style-name="gr1" draw:text-style-name="P1" draw:layer="layout" svg:width="0.119cm" svg:height="0.139cm" svg:x="8.36cm" svg:y="3.681cm" svg:viewBox="0 0 120 140" draw:points="0,0 120,0 120,140 0,140">
          <text:p/>
        </draw:polygon>
        <draw:polygon draw:style-name="gr1" draw:text-style-name="P1" draw:layer="layout" svg:width="0.138cm" svg:height="0.119cm" svg:x="7.89cm" svg:y="4.183cm" svg:viewBox="0 0 139 120" draw:points="0,0 139,0 139,120 0,120">
          <text:p/>
        </draw:polygon>
        <draw:polygon draw:style-name="gr1" draw:text-style-name="P1" draw:layer="layout" svg:width="0.138cm" svg:height="0.119cm" svg:x="7.89cm" svg:y="3.993cm" svg:viewBox="0 0 139 120" draw:points="0,0 139,0 139,120 0,120">
          <text:p/>
        </draw:polygon>
        <draw:polygon draw:style-name="gr1" draw:text-style-name="P1" draw:layer="layout" svg:width="0.139cm" svg:height="0.119cm" svg:x="8.334cm" svg:y="4.183cm" svg:viewBox="0 0 140 120" draw:points="0,0 140,0 140,120 0,120">
          <text:p/>
        </draw:polygon>
        <draw:polygon draw:style-name="gr1" draw:text-style-name="P1" draw:layer="layout" svg:width="0.139cm" svg:height="0.119cm" svg:x="8.334cm" svg:y="3.993cm" svg:viewBox="0 0 140 120" draw:points="0,0 140,0 140,120 0,120">
          <text:p/>
        </draw:polygon>
        <draw:polygon draw:style-name="gr1" draw:text-style-name="P1" draw:layer="layout" svg:width="0.138cm" svg:height="0.119cm" svg:x="7.668cm" svg:y="4.183cm" svg:viewBox="0 0 139 120" draw:points="0,0 139,0 139,120 0,120">
          <text:p/>
        </draw:polygon>
        <draw:polygon draw:style-name="gr1" draw:text-style-name="P1" draw:layer="layout" svg:width="0.138cm" svg:height="0.119cm" svg:x="7.668cm" svg:y="3.993cm" svg:viewBox="0 0 139 120" draw:points="0,0 139,0 139,120 0,120">
          <text:p/>
        </draw:polygon>
        <draw:polygon draw:style-name="gr1" draw:text-style-name="P1" draw:layer="layout" svg:width="0.119cm" svg:height="0.139cm" svg:x="7.804cm" svg:y="3.22cm" svg:viewBox="0 0 120 140" draw:points="0,0 120,0 120,140 0,140">
          <text:p/>
        </draw:polygon>
        <draw:polygon draw:style-name="gr1" draw:text-style-name="P1" draw:layer="layout" svg:width="0.119cm" svg:height="0.139cm" svg:x="7.994cm" svg:y="3.22cm" svg:viewBox="0 0 120 140" draw:points="0,0 120,0 120,140 0,140">
          <text:p/>
        </draw:polygon>
        <draw:polygon draw:style-name="gr1" draw:text-style-name="P1" draw:layer="layout" svg:width="0.139cm" svg:height="0.119cm" svg:x="9.001cm" svg:y="4.183cm" svg:viewBox="0 0 140 120" draw:points="0,0 140,0 140,120 0,120">
          <text:p/>
        </draw:polygon>
        <draw:polygon draw:style-name="gr1" draw:text-style-name="P1" draw:layer="layout" svg:width="0.139cm" svg:height="0.119cm" svg:x="9.001cm" svg:y="3.993cm" svg:viewBox="0 0 140 120" draw:points="0,0 140,0 140,120 0,120">
          <text:p/>
        </draw:polygon>
        <draw:polygon draw:style-name="gr1" draw:text-style-name="P1" draw:layer="layout" svg:width="0.054cm" svg:height="0.094cm" svg:x="9.091cm" svg:y="3.401cm" svg:viewBox="0 0 55 95" draw:points="0,0 55,0 55,95 0,95">
          <text:p/>
        </draw:polygon>
        <draw:polygon draw:style-name="gr1" draw:text-style-name="P1" draw:layer="layout" svg:width="0.054cm" svg:height="0.094cm" svg:x="9.281cm" svg:y="3.401cm" svg:viewBox="0 0 55 95" draw:points="0,0 55,0 55,95 0,95">
          <text:p/>
        </draw:polygon>
        <draw:polygon draw:style-name="gr1" draw:text-style-name="P1" draw:layer="layout" svg:width="0.054cm" svg:height="0.093cm" svg:x="9.186cm" svg:y="3.172cm" svg:viewBox="0 0 55 94" draw:points="0,0 55,0 55,94 0,94">
          <text:p/>
        </draw:polygon>
        <draw:polygon draw:style-name="gr1" draw:text-style-name="P1" draw:layer="layout" svg:width="0.054cm" svg:height="0.094cm" svg:x="8.71cm" svg:y="3.671cm" svg:viewBox="0 0 55 95" draw:points="0,0 55,0 55,95 0,95">
          <text:p/>
        </draw:polygon>
        <draw:polygon draw:style-name="gr1" draw:text-style-name="P1" draw:layer="layout" svg:width="0.054cm" svg:height="0.094cm" svg:x="8.9cm" svg:y="3.671cm" svg:viewBox="0 0 55 95" draw:points="0,0 55,0 55,95 0,95">
          <text:p/>
        </draw:polygon>
        <draw:polygon draw:style-name="gr1" draw:text-style-name="P1" draw:layer="layout" svg:width="0.054cm" svg:height="0.094cm" svg:x="8.805cm" svg:y="3.441cm" svg:viewBox="0 0 55 95" draw:points="0,0 55,0 55,95 0,95">
          <text:p/>
        </draw:polygon>
        <draw:polygon draw:style-name="gr1" draw:text-style-name="P1" draw:layer="layout" svg:width="0.118cm" svg:height="0.139cm" svg:x="9.075cm" svg:y="3.681cm" svg:viewBox="0 0 119 140" draw:points="0,0 119,0 119,140 0,140">
          <text:p/>
        </draw:polygon>
        <draw:polygon draw:style-name="gr1" draw:text-style-name="P1" draw:layer="layout" svg:width="0.118cm" svg:height="0.139cm" svg:x="9.265cm" svg:y="3.681cm" svg:viewBox="0 0 119 140" draw:points="0,0 119,0 119,140 0,140">
          <text:p/>
        </draw:polygon>
        <draw:polygon draw:style-name="gr1" draw:text-style-name="P1" draw:layer="layout" svg:width="0.138cm" svg:height="0.119cm" svg:x="8.795cm" svg:y="4.183cm" svg:viewBox="0 0 139 120" draw:points="0,0 139,0 139,120 0,120">
          <text:p/>
        </draw:polygon>
        <draw:polygon draw:style-name="gr1" draw:text-style-name="P1" draw:layer="layout" svg:width="0.138cm" svg:height="0.119cm" svg:x="8.795cm" svg:y="3.993cm" svg:viewBox="0 0 139 120" draw:points="0,0 139,0 139,120 0,120">
          <text:p/>
        </draw:polygon>
        <draw:polygon draw:style-name="gr1" draw:text-style-name="P1" draw:layer="layout" svg:width="0.139cm" svg:height="0.119cm" svg:x="9.223cm" svg:y="4.183cm" svg:viewBox="0 0 140 120" draw:points="0,0 140,0 140,120 0,120">
          <text:p/>
        </draw:polygon>
        <draw:polygon draw:style-name="gr1" draw:text-style-name="P1" draw:layer="layout" svg:width="0.139cm" svg:height="0.119cm" svg:x="9.223cm" svg:y="3.993cm" svg:viewBox="0 0 140 120" draw:points="0,0 140,0 140,120 0,120">
          <text:p/>
        </draw:polygon>
        <draw:polygon draw:style-name="gr1" draw:text-style-name="P1" draw:layer="layout" svg:width="0.138cm" svg:height="0.119cm" svg:x="8.573cm" svg:y="4.183cm" svg:viewBox="0 0 139 120" draw:points="0,0 139,0 139,120 0,120">
          <text:p/>
        </draw:polygon>
        <draw:polygon draw:style-name="gr1" draw:text-style-name="P1" draw:layer="layout" svg:width="0.138cm" svg:height="0.119cm" svg:x="8.573cm" svg:y="3.993cm" svg:viewBox="0 0 139 120" draw:points="0,0 139,0 139,120 0,120">
          <text:p/>
        </draw:polygon>
        <draw:polygon draw:style-name="gr1" draw:text-style-name="P1" draw:layer="layout" svg:width="0.119cm" svg:height="0.139cm" svg:x="8.709cm" svg:y="3.22cm" svg:viewBox="0 0 120 140" draw:points="0,0 120,0 120,140 0,140">
          <text:p/>
        </draw:polygon>
        <draw:polygon draw:style-name="gr1" draw:text-style-name="P1" draw:layer="layout" svg:width="0.119cm" svg:height="0.139cm" svg:x="8.899cm" svg:y="3.22cm" svg:viewBox="0 0 120 140" draw:points="0,0 120,0 120,140 0,140">
          <text:p/>
        </draw:polygon>
        <draw:polygon draw:style-name="gr1" draw:text-style-name="P1" draw:layer="layout" svg:width="0.139cm" svg:height="0.119cm" svg:x="9.906cm" svg:y="4.183cm" svg:viewBox="0 0 140 120" draw:points="0,0 140,0 140,120 0,120">
          <text:p/>
        </draw:polygon>
        <draw:polygon draw:style-name="gr1" draw:text-style-name="P1" draw:layer="layout" svg:width="0.139cm" svg:height="0.119cm" svg:x="9.906cm" svg:y="3.993cm" svg:viewBox="0 0 140 120" draw:points="0,0 140,0 140,120 0,120">
          <text:p/>
        </draw:polygon>
        <draw:polygon draw:style-name="gr1" draw:text-style-name="P1" draw:layer="layout" svg:width="0.054cm" svg:height="0.094cm" svg:x="9.996cm" svg:y="3.401cm" svg:viewBox="0 0 55 95" draw:points="0,0 55,0 55,95 0,95">
          <text:p/>
        </draw:polygon>
        <draw:polygon draw:style-name="gr1" draw:text-style-name="P1" draw:layer="layout" svg:width="0.054cm" svg:height="0.094cm" svg:x="10.186cm" svg:y="3.401cm" svg:viewBox="0 0 55 95" draw:points="0,0 55,0 55,95 0,95">
          <text:p/>
        </draw:polygon>
        <draw:polygon draw:style-name="gr1" draw:text-style-name="P1" draw:layer="layout" svg:width="0.054cm" svg:height="0.093cm" svg:x="10.091cm" svg:y="3.172cm" svg:viewBox="0 0 55 94" draw:points="0,0 55,0 55,94 0,94">
          <text:p/>
        </draw:polygon>
        <draw:polygon draw:style-name="gr1" draw:text-style-name="P1" draw:layer="layout" svg:width="0.054cm" svg:height="0.094cm" svg:x="9.615cm" svg:y="3.671cm" svg:viewBox="0 0 55 95" draw:points="0,0 55,0 55,95 0,95">
          <text:p/>
        </draw:polygon>
        <draw:polygon draw:style-name="gr1" draw:text-style-name="P1" draw:layer="layout" svg:width="0.054cm" svg:height="0.094cm" svg:x="9.805cm" svg:y="3.671cm" svg:viewBox="0 0 55 95" draw:points="0,0 55,0 55,95 0,95">
          <text:p/>
        </draw:polygon>
        <draw:polygon draw:style-name="gr1" draw:text-style-name="P1" draw:layer="layout" svg:width="0.054cm" svg:height="0.094cm" svg:x="9.71cm" svg:y="3.441cm" svg:viewBox="0 0 55 95" draw:points="0,0 55,0 55,95 0,95">
          <text:p/>
        </draw:polygon>
        <draw:polygon draw:style-name="gr1" draw:text-style-name="P1" draw:layer="layout" svg:width="0.118cm" svg:height="0.139cm" svg:x="9.98cm" svg:y="3.681cm" svg:viewBox="0 0 119 140" draw:points="0,0 119,0 119,140 0,140">
          <text:p/>
        </draw:polygon>
        <draw:polygon draw:style-name="gr1" draw:text-style-name="P1" draw:layer="layout" svg:width="0.118cm" svg:height="0.139cm" svg:x="10.17cm" svg:y="3.681cm" svg:viewBox="0 0 119 140" draw:points="0,0 119,0 119,140 0,140">
          <text:p/>
        </draw:polygon>
        <draw:polygon draw:style-name="gr1" draw:text-style-name="P1" draw:layer="layout" svg:width="0.139cm" svg:height="0.119cm" svg:x="9.668cm" svg:y="4.183cm" svg:viewBox="0 0 140 120" draw:points="0,0 140,0 140,120 0,120">
          <text:p/>
        </draw:polygon>
        <draw:polygon draw:style-name="gr1" draw:text-style-name="P1" draw:layer="layout" svg:width="0.139cm" svg:height="0.119cm" svg:x="9.668cm" svg:y="3.993cm" svg:viewBox="0 0 140 120" draw:points="0,0 140,0 140,120 0,120">
          <text:p/>
        </draw:polygon>
        <draw:polygon draw:style-name="gr1" draw:text-style-name="P1" draw:layer="layout" svg:width="0.139cm" svg:height="0.119cm" svg:x="10.128cm" svg:y="4.183cm" svg:viewBox="0 0 140 120" draw:points="0,0 140,0 140,120 0,120">
          <text:p/>
        </draw:polygon>
        <draw:polygon draw:style-name="gr1" draw:text-style-name="P1" draw:layer="layout" svg:width="0.139cm" svg:height="0.119cm" svg:x="10.128cm" svg:y="3.993cm" svg:viewBox="0 0 140 120" draw:points="0,0 140,0 140,120 0,120">
          <text:p/>
        </draw:polygon>
        <draw:polygon draw:style-name="gr1" draw:text-style-name="P1" draw:layer="layout" svg:width="0.138cm" svg:height="0.119cm" svg:x="9.446cm" svg:y="4.183cm" svg:viewBox="0 0 139 120" draw:points="0,0 139,0 139,120 0,120">
          <text:p/>
        </draw:polygon>
        <draw:polygon draw:style-name="gr1" draw:text-style-name="P1" draw:layer="layout" svg:width="0.138cm" svg:height="0.119cm" svg:x="9.446cm" svg:y="3.993cm" svg:viewBox="0 0 139 120" draw:points="0,0 139,0 139,120 0,120">
          <text:p/>
        </draw:polygon>
        <draw:polygon draw:style-name="gr1" draw:text-style-name="P1" draw:layer="layout" svg:width="0.119cm" svg:height="0.139cm" svg:x="9.614cm" svg:y="3.22cm" svg:viewBox="0 0 120 140" draw:points="0,0 120,0 120,140 0,140">
          <text:p/>
        </draw:polygon>
        <draw:polygon draw:style-name="gr1" draw:text-style-name="P1" draw:layer="layout" svg:width="0.119cm" svg:height="0.139cm" svg:x="9.804cm" svg:y="3.22cm" svg:viewBox="0 0 120 140" draw:points="0,0 120,0 120,140 0,14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5T10:54:42.138000000</dc:date>
    <meta:editing-duration>PT59S</meta:editing-duration>
    <meta:editing-cycles>1</meta:editing-cycles>
    <meta:document-statistic meta:object-count="462"/>
    <meta:generator>LibreOffice/6.0.3.2$Windows_X86_64 LibreOffice_project/8f48d515416608e3a835360314dac7e47fd0b821</meta:generator>
  </office:meta>
</office:document-meta>
</file>